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74.86pt"/>
    </style:style>
    <style:style style:name="co16" style:family="table-column">
      <style:table-column-properties fo:break-before="auto" style:column-width="50.74pt"/>
    </style:style>
    <style:style style:name="co17" style:family="table-column">
      <style:table-column-properties fo:break-before="auto" style:column-width="212.26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39.7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46pt" fo:break-before="auto" style:use-optimal-row-height="false"/>
    </style:style>
    <style:style style:name="ro6" style:family="table-row">
      <style:table-row-properties style:row-height="14.29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3.49pt" fo:break-before="auto" style:use-optimal-row-height="false"/>
    </style:style>
    <style:style style:name="ro10" style:family="table-row">
      <style:table-row-properties style:row-height="35.94pt" fo:break-before="auto" style:use-optimal-row-height="false"/>
    </style:style>
    <style:style style:name="ro11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 tableooo:tab-color="#ccffcc"/>
    </style:style>
    <style:style style:name="ta2" style:family="table" style:master-page-name="Default">
      <style:table-properties table:display="true" style:writing-mode="lr-tb" tableooo:tab-color="#ffff99"/>
    </style:style>
    <style:style style:name="ta3" style:family="table" style:master-page-name="Default">
      <style:table-properties table:display="true" style:writing-mode="lr-tb" tableooo:tab-color="#0066cc"/>
    </style:style>
    <style:style style:name="ta4" style:family="table" style:master-page-name="Default">
      <style:table-properties table:display="true" style:writing-mode="lr-tb" tableooo:tab-color="#ed1c24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vertical-align="middle"/>
      <style:text-properties style:font-name="Times New Roman"/>
    </style:style>
    <style:style style:name="ce177" style:family="table-cell" style:parent-style-name="Default">
      <style:table-cell-properties fo:background-color="#fbecad" style:text-align-source="fix" style:repeat-content="false" style:vertical-align="middle"/>
      <style:paragraph-properties fo:text-align="center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becad" style:vertical-align="middle"/>
      <style:text-properties style:font-name="Times New Roman"/>
    </style:style>
    <style:style style:name="ce17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fo:color="#000000" style:font-name="Times New Roman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  <style:text-properties style:font-name="Times New Roman" style:font-name-asian="Droid Sans Fallback" style:font-name-complex="Cambria"/>
    </style:style>
    <style:style style:name="ce182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pt"/>
      <style:text-properties style:font-name="Times New Roman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start" fo:margin-left="0pt"/>
      <style:text-properties style:font-name="Times New Roman" style:font-name-asian="Droid Sans Fallback" style:font-name-complex="Cambria"/>
    </style:style>
    <style:style style:name="ce184" style:family="table-cell" style:parent-style-name="Default">
      <style:table-cell-properties fo:border-bottom="0.74pt solid #000000" fo:background-color="#ffffff" fo:border-left="0.74pt solid #000000" fo:border-right="0.74pt solid #000000" fo:border-top="0.74pt solid #ffcc99" style:vertical-align="middle"/>
      <style:text-properties style:font-name="Times New Roman"/>
    </style:style>
    <style:style style:name="ce1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8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  <style:text-properties style:font-name="Times New Roman" fo:font-weight="normal" style:font-name-asian="Droid Sans Fallback" style:font-weight-asian="normal" style:font-name-complex="Cambria" style:font-weight-complex="normal"/>
    </style:style>
    <style:style style:name="ce187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88" style:family="table-cell" style:parent-style-name="Default">
      <style:table-cell-properties fo:background-color="#ffffff" style:text-align-source="fix" style:repeat-content="false" fo:border="0.74pt solid #ffcc99" style:vertical-align="middle"/>
      <style:paragraph-properties fo:text-align="start" fo:margin-left="0pt"/>
      <style:text-properties style:font-name="Times New Roman" fo:font-weight="normal" style:font-name-asian="Droid Sans Fallback" style:font-weight-asian="normal" style:font-name-complex="Cambria" style:font-weight-complex="normal"/>
    </style:style>
    <style:style style:name="ce189" style:family="table-cell" style:parent-style-name="Default">
      <style:table-cell-properties fo:background-color="#eeeeee" fo:border="0.74pt solid #000000" style:vertical-align="middle"/>
      <style:text-properties style:font-name="Times New Roman"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fo:color="#ff3333" style:font-name="Times New Roman" fo:font-weight="bold" style:font-weight-asian="bold" style:font-weight-complex="bold"/>
    </style:style>
    <style:style style:name="ce191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pt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19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193" style:family="table-cell" style:parent-style-name="Default">
      <style:table-cell-properties fo:background-color="#fbecad" style:text-align-source="fix" style:repeat-content="false" style:vertical-align="middle"/>
      <style:paragraph-properties fo:text-align="start" fo:margin-left="0pt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use-window-font-color="true" style:font-name="Times New Roman" fo:font-weight="bold" style:font-name-asian="Droid Sans Fallback" style:font-weight-asian="bold" style:font-name-complex="Cambria" style:font-weight-complex="bold"/>
    </style:style>
    <style:style style:name="ce195" style:family="table-cell" style:parent-style-name="Default">
      <style:table-cell-properties fo:background-color="#ffffff" fo:border="0.74pt solid #000000" style:vertical-align="middle"/>
      <style:text-properties style:font-name="Times New Roman"/>
    </style:style>
    <style:style style:name="ce196" style:family="table-cell" style:parent-style-name="Default">
      <style:table-cell-properties fo:background-color="#eeeeee" fo:border="0.74pt solid #000000" style:vertical-align="middle"/>
      <style:text-properties style:font-name="Times New Roman"/>
    </style:style>
    <style:style style:name="ce19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end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00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end" fo:margin-left="0pt"/>
      <style:text-properties style:font-name="Times New Roman" style:font-name-asian="Droid Sans Fallback" style:font-name-complex="FreeSans"/>
    </style:style>
    <style:style style:name="ce201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end" fo:margin-left="0pt"/>
      <style:text-properties fo:color="#000099" style:font-name="Times New Roman" fo:font-weight="bold" style:font-name-asian="Droid Sans Fallback" style:font-weight-asian="bold" style:font-name-complex="FreeSans" style:font-weight-complex="bold"/>
    </style:style>
    <style:style style:name="ce2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pt"/>
      <style:text-properties fo:color="#000099" style:font-name="Times New Roman" fo:font-weight="bold" style:font-name-asian="Droid Sans Fallback" style:font-weight-asian="bold" style:font-name-complex="FreeSans" style:font-weight-complex="bold"/>
    </style:style>
    <style:style style:name="ce203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end" fo:margin-left="0pt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20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end" fo:margin-left="0pt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20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207" style:family="table-cell" style:parent-style-name="Default">
      <style:table-cell-properties fo:border-bottom="0.74pt solid #ffcc99" fo:background-color="#ffffff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pt"/>
      <style:text-properties style:font-name="Times New Roman" style:font-name-asian="Droid Sans Fallback" style:font-name-complex="FreeSans"/>
    </style:style>
    <style:style style:name="ce20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1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  <style:text-properties fo:color="#ff3333" style:font-name="Times New Roman" fo:font-weight="bold" style:font-name-asian="Droid Sans Fallback" style:font-weight-asian="bold" style:font-name-complex="FreeSans" style:font-weight-complex="bold"/>
    </style:style>
    <style:style style:name="ce21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2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/>
    </style:style>
    <style:style style:name="ce213" style:family="table-cell" style:parent-style-name="Default">
      <style:table-cell-properties fo:border-bottom="0.74pt solid #ffcc99" fo:background-color="#6495ed" style:text-align-source="fix" style:repeat-content="false" fo:border-left="0.74pt solid #000000" fo:border-right="0.74pt solid #000000" fo:border-top="0.74pt solid #ffcc99" style:vertical-align="middle"/>
      <style:paragraph-properties fo:text-align="center" fo:margin-left="0pt"/>
      <style:text-properties style:font-name="Times New Roman" style:font-name-asian="Droid Sans Fallback" style:font-name-complex="FreeSans"/>
    </style:style>
    <style:style style:name="ce214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cc" style:font-name="Times New Roman" fo:font-size="13pt" fo:font-weight="bold" style:font-size-asian="13pt" style:font-weight-asian="bold" style:font-size-complex="13pt" style:font-weight-complex="bold"/>
    </style:style>
    <style:style style:name="ce216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/>
      <style:text-properties fo:color="#ff0000" style:font-name="Times New Roman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pt"/>
      <style:text-properties style:font-name="Times New Roman" style:font-name-asian="Droid Sans Fallback" style:font-name-complex="Cambria"/>
    </style:style>
    <style:style style:name="ce21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normal" style:font-name-asian="Droid Sans Fallback" style:font-weight-asian="normal" style:font-name-complex="Cambria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pt"/>
      <style:text-properties style:font-name="Times New Roman" fo:font-style="normal" fo:font-weight="normal" style:font-name-asian="Droid Sans Fallback" style:font-style-asian="normal" style:font-weight-asian="normal" style:font-name-complex="Cambria" style:font-style-complex="normal" style:font-weight-complex="normal"/>
    </style:style>
    <style:style style:name="ce221" style:family="table-cell" style:parent-style-name="Default">
      <style:table-cell-properties fo:background-color="#ffcccc" fo:border="0.74pt solid #000000" style:vertical-align="middle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48" style:family="table-cell" style:parent-style-name="Default">
      <style:table-cell-properties fo:background-color="transparent" style:vertical-align="middle"/>
      <style:text-properties style:font-name="Times New Roman"/>
    </style:style>
    <style:style style:name="ce223" style:family="table-cell" style:parent-style-name="Default">
      <style:table-cell-properties fo:background-color="#ffff66" style:text-align-source="fix" style:repeat-content="false" fo:border="0.74pt solid #000000" style:vertical-align="middle"/>
      <style:paragraph-properties fo:text-align="center"/>
      <style:text-properties fo:color="#ff0000" style:font-name="Times New Roman"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74pt solid #000000" style:vertical-align="middle"/>
      <style:text-properties style:font-name="Times New Roman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Times New Roman" style:font-name-asian="Droid Sans Fallback" style:font-name-complex="Cambria"/>
    </style:style>
    <style:style style:name="ce226" style:family="table-cell" style:parent-style-name="Default">
      <style:table-cell-properties fo:background-color="#ffcccc" fo:border="0.74pt solid #000000" style:vertical-align="middle"/>
      <style:text-properties style:font-name="Times New Roman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pt"/>
      <style:text-properties style:font-name="Times New Roman" fo:font-weight="bold" style:font-name-asian="Droid Sans Fallback" style:font-weight-asian="normal" style:font-name-complex="Cambria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Times New Roman" style:font-name-asian="Droid Sans Fallback" style:font-weight-asian="normal" style:font-name-complex="Cambria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cc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transparent" fo:border="none" style:vertical-align="middle"/>
      <style:text-properties style:font-name="Times New Roman"/>
    </style:style>
    <style:style style:name="ce231" style:family="table-cell" style:parent-style-name="Default">
      <style:table-cell-properties fo:background-color="transparent" fo:border="0.74pt solid #000000" style:vertical-align="middle"/>
      <style:text-properties style:font-name="Times New Roman"/>
    </style:style>
    <style:style style:name="ce2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Times New Roman" style:font-name-asian="Droid Sans Fallback" style:font-name-complex="FreeSans"/>
    </style:style>
    <style:style style:name="ce234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235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23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normal" style:font-weight-asian="normal" style:font-weight-complex="normal"/>
    </style:style>
    <style:style style:name="ce237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end" fo:margin-left="0pt"/>
      <style:text-properties style:font-name="Times New Roman"/>
    </style:style>
    <style:style style:name="ce240" style:family="table-cell" style:parent-style-name="Default" style:data-style-name="N3">
      <style:table-cell-properties fo:background-color="#ffcccc" style:text-align-source="fix" style:repeat-content="false" fo:border="0.74pt solid #000000" style:vertical-align="middle"/>
      <style:paragraph-properties fo:text-align="end" fo:margin-left="0pt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41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end" fo:margin-left="0pt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Times New Roman"/>
    </style:style>
    <style:style style:name="ce243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/>
      <style:text-properties fo:color="#0000ff" style:font-name="Times New Roman" fo:font-weight="bold" style:font-weight-asian="bold" style:font-weight-complex="bold"/>
    </style:style>
    <style:style style:name="ce244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45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name-asian="Droid Sans Fallback" style:font-weight-asian="normal" style:font-name-complex="FreeSans" style:font-weight-complex="normal"/>
    </style:style>
    <style:style style:name="ce246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end" fo:margin-left="0pt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47" style:family="table-cell" style:parent-style-name="Default">
      <style:table-cell-properties fo:background-color="transparent" style:vertical-align="middle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/>
    </style:style>
    <style:style style:name="ce75" style:family="table-cell" style:parent-style-name="Default">
      <style:table-cell-properties fo:background-color="#ffffff"/>
      <style:text-properties style:font-name="Times New Roman"/>
    </style:style>
    <style:style style:name="ce25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  <style:text-properties fo:color="#000099" style:font-name="Times New Roman" fo:font-weight="bold" style:font-weight-asian="bold" style:font-weight-complex="bold"/>
    </style:style>
    <style:style style:name="ce251" style:family="table-cell" style:parent-style-name="Default">
      <style:table-cell-properties fo:background-color="#ffffff"/>
    </style:style>
    <style:style style:name="ce78" style:family="table-cell" style:parent-style-name="Default">
      <style:table-cell-properties fo:background-color="#dddddd" style:text-align-source="fix" style:repeat-content="false" fo:border="1.5pt solid #006699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53" style:family="table-cell" style:parent-style-name="Default">
      <style:table-cell-properties fo:border-bottom="0.74pt solid #000000" style:text-align-source="fix" style:repeat-content="false" fo:border-left="1.5pt solid #006699" fo:border-right="0.99pt solid #006699" fo:border-top="none" style:vertical-align="middle"/>
      <style:paragraph-properties fo:text-align="center" fo:margin-left="0pt"/>
      <style:text-properties style:font-name="Times New Roman" fo:font-style="italic" style:font-style-asian="italic" style:font-style-complex="italic"/>
    </style:style>
    <style:style style:name="ce254" style:family="table-cell" style:parent-style-name="Default">
      <style:table-cell-properties fo:border-bottom="0.99pt solid #000000" fo:border-left="1.5pt solid #006699" fo:border-right="none" fo:border-top="none"/>
      <style:text-properties style:font-name="Times New Roman"/>
    </style:style>
    <style:style style:name="ce255" style:family="table-cell" style:parent-style-name="Default">
      <style:table-cell-properties fo:border-bottom="none" style:text-align-source="fix" style:repeat-content="false" fo:border-left="1.5pt solid #006699" fo:border-right="0.99pt solid #006699" fo:border-top="non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56" style:family="table-cell" style:parent-style-name="Default">
      <style:table-cell-properties fo:border-bottom="0.99pt dotted #006699" style:text-align-source="fix" style:repeat-content="false" fo:border-left="1.5pt solid #006699" fo:border-right="0.99pt solid #006699" fo:border-top="0.99pt dotted #006699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57" style:family="table-cell" style:parent-style-name="Default">
      <style:table-cell-properties fo:border-bottom="1.5pt solid #006699" style:text-align-source="fix" style:repeat-content="false" fo:border-left="1.5pt solid #006699" fo:border-right="0.99pt solid #006699" fo:border-top="non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58" style:family="table-cell" style:parent-style-name="Default">
      <style:table-cell-properties fo:border-bottom="0.99pt solid #000000" fo:background-color="#ffcc99" style:text-align-source="fix" style:repeat-content="false" fo:border-left="1.5pt solid #000000" fo:border-right="0.99pt solid #000000" fo:border-top="1.5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59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 style:vertical-align="middle"/>
      <style:paragraph-properties fo:text-align="center" fo:margin-left="0pt"/>
      <style:text-properties fo:color="#000099" style:font-name="Times New Roman" fo:font-style="normal" fo:font-weight="bold" style:font-style-asian="normal" style:font-weight-asian="bold" style:font-style-complex="normal" style:font-weight-complex="bold"/>
    </style:style>
    <style:style style:name="ce260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 style:vertical-align="middle"/>
      <style:paragraph-properties fo:text-align="start" fo:margin-left="0pt"/>
      <style:text-properties style:font-name="Times New Roman" style:font-name-asian="Droid Sans Fallback" style:font-name-complex="Cambria"/>
    </style:style>
    <style:style style:name="ce261" style:family="table-cell" style:parent-style-name="Default">
      <style:table-cell-properties fo:border-bottom="0.99pt solid #000000" fo:border-left="1.5pt solid #000000" fo:border-right="0.99pt solid #000000" fo:border-top="0.99pt solid #000000" style:vertical-align="middle"/>
      <style:text-properties style:font-name="Times New Roman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0.74pt solid #000000" style:vertical-align="middle"/>
      <style:paragraph-properties fo:text-align="center"/>
      <style:text-properties style:font-name="Times New Roman"/>
    </style:style>
    <style:style style:name="ce263" style:family="table-cell" style:parent-style-name="Default">
      <style:table-cell-properties fo:border-bottom="0.74pt solid #000000" fo:background-color="#ffffff" fo:border-left="1.5pt solid #000000" fo:border-right="none" fo:border-top="none" style:vertical-align="middle"/>
      <style:text-properties style:font-name="Times New Roman"/>
    </style:style>
    <style:style style:name="ce264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 style:vertical-align="middle"/>
      <style:paragraph-properties fo:text-align="center" fo:margin-left="0pt"/>
      <style:text-properties fo:color="#000099" style:font-name="Times New Roman" fo:font-weight="bold" style:font-weight-asian="bold" style:font-weight-complex="bold"/>
    </style:style>
    <style:style style:name="ce265" style:family="table-cell" style:parent-style-name="Default">
      <style:table-cell-properties fo:border-bottom="0.99pt solid #000000" fo:wrap-option="wrap" fo:border-left="1.5pt solid #000000" fo:border-right="0.99pt solid #000000" fo:border-top="0.99pt solid #000000" style:vertical-align="middle"/>
      <style:text-properties style:font-name="Times New Roman" style:font-name-asian="Droid Sans Fallback" style:font-name-complex="FreeSans"/>
    </style:style>
    <style:style style:name="ce266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 style:vertical-align="middle"/>
      <style:paragraph-properties fo:text-align="start" fo:margin-left="0pt"/>
      <style:text-properties style:font-name="Times New Roman" style:font-name-asian="Droid Sans Fallback" style:font-weight-asian="normal" style:font-name-complex="Cambria" style:font-weight-complex="normal"/>
    </style:style>
    <style:style style:name="ce267" style:family="table-cell" style:parent-style-name="Default">
      <style:table-cell-properties fo:border-bottom="none" fo:background-color="#ffffff" fo:border-left="1.5pt solid #000000" fo:border-right="none" fo:border-top="0.74pt solid #000000" style:vertical-align="middle"/>
      <style:text-properties style:font-name="Times New Roman"/>
    </style:style>
    <style:style style:name="ce268" style:family="table-cell" style:parent-style-name="Default">
      <style:table-cell-properties fo:border-bottom="0.74pt solid #000000" fo:background-color="#ffffff" fo:border-left="1.5pt solid #000000" fo:border-right="none" fo:border-top="none"/>
      <style:text-properties style:font-name="Times New Roman"/>
    </style:style>
    <style:style style:name="ce269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 style:vertical-align="middle"/>
      <style:paragraph-properties fo:text-align="center" fo:margin-left="0pt"/>
      <style:text-properties fo:color="#ff0000" style:font-name="Times New Roman" fo:font-weight="bold" style:font-weight-asian="bold" style:font-weight-complex="bold"/>
    </style:style>
    <style:style style:name="ce270" style:family="table-cell" style:parent-style-name="Default">
      <style:table-cell-properties fo:border-bottom="0.99pt solid #000000" fo:background-color="#ccffcc" style:text-align-source="fix" style:repeat-content="false" fo:border-left="1.5pt solid #000000" fo:border-right="0.99pt solid #000000" fo:border-top="0.99pt solid #000000"/>
      <style:paragraph-properties fo:text-align="center" fo:margin-left="0pt"/>
      <style:text-properties fo:color="#ff0000" style:font-name="Times New Roman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fo:border-left="1.5pt solid #000000" fo:border-right="none" fo:border-top="0.74pt solid #000000"/>
      <style:text-properties style:font-name="Times New Roman"/>
    </style:style>
    <style:style style:name="ce272" style:family="table-cell" style:parent-style-name="Default">
      <style:table-cell-properties fo:border-bottom="0.74pt solid #000000" fo:background-color="#ffffff" fo:border-left="1.5pt solid #000000" fo:border-right="none" fo:border-top="0.74pt solid #000000"/>
      <style:text-properties style:font-name="Times New Roman"/>
    </style:style>
    <style:style style:name="ce273" style:family="table-cell" style:parent-style-name="Default">
      <style:table-cell-properties fo:border-bottom="1.5pt solid #000000" fo:background-color="#ffffff" fo:border-left="1.5pt solid #000000" fo:border-right="none" fo:border-top="0.99pt solid #000000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1.5pt solid #006699" style:vertical-align="middle"/>
      <style:paragraph-properties fo:text-align="center" fo:margin-left="0pt"/>
      <style:text-properties style:font-name="Times New Roman"/>
    </style:style>
    <style:style style:name="ce275" style:family="table-cell" style:parent-style-name="Default">
      <style:table-cell-properties style:text-align-source="fix" style:repeat-content="false" fo:border="1.5pt solid #006699" style:vertical-align="middle"/>
      <style:paragraph-properties fo:text-align="start" fo:margin-left="0pt"/>
      <style:text-properties style:font-name="Times New Roman" style:font-name-asian="Droid Sans Fallback" style:font-name-complex="Cambria"/>
    </style:style>
    <style:style style:name="ce276" style:family="table-cell" style:parent-style-name="Default">
      <style:table-cell-properties style:text-align-source="fix" style:repeat-content="false" fo:border="1.5pt solid #006699" style:vertical-align="middle"/>
      <style:paragraph-properties fo:text-align="center" fo:margin-left="0pt"/>
      <style:text-properties style:font-name="Times New Roman" fo:font-weight="normal" style:font-name-asian="Droid Sans Fallback" style:font-weight-asian="normal" style:font-name-complex="FreeSans" style:font-weight-complex="normal"/>
    </style:style>
    <style:style style:name="ce277" style:family="table-cell" style:parent-style-name="Default">
      <style:table-cell-properties style:text-align-source="fix" style:repeat-content="false" fo:border="1.5pt solid #006699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fo:border-left="none" fo:border-right="none" fo:border-top="1.5pt solid #006699"/>
      <style:text-properties style:font-name="Times New Roman"/>
    </style:style>
    <style:style style:name="ce279" style:family="table-cell" style:parent-style-name="Default">
      <style:table-cell-properties fo:border-bottom="0.74pt solid #000000" style:text-align-source="fix" style:repeat-content="false" fo:border-left="0.99pt solid #006699" fo:border-right="0.99pt solid #006699" fo:border-top="none" style:vertical-align="middle"/>
      <style:paragraph-properties fo:text-align="center" fo:margin-left="0pt"/>
      <style:text-properties style:font-name="Times New Roman" fo:font-style="italic" style:font-style-asian="italic" style:font-style-complex="italic"/>
    </style:style>
    <style:style style:name="ce280" style:family="table-cell" style:parent-style-name="Default">
      <style:table-cell-properties fo:border-bottom="0.99pt solid #000000" fo:border-left="none" fo:border-right="none" fo:border-top="none"/>
      <style:text-properties style:font-name="Times New Roman"/>
    </style:style>
    <style:style style:name="ce281" style:family="table-cell" style:parent-style-name="Default">
      <style:table-cell-properties fo:border-bottom="none" style:text-align-source="fix" style:repeat-content="false" fo:border-left="0.99pt solid #006699" fo:border-right="0.99pt solid #006699" fo:border-top="none"/>
      <style:paragraph-properties fo:text-align="center" fo:margin-left="0pt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82" style:family="table-cell" style:parent-style-name="Default">
      <style:table-cell-properties fo:border-bottom="0.99pt dotted #006699" style:text-align-source="fix" style:repeat-content="false" fo:border-left="0.99pt solid #006699" fo:border-right="0.99pt solid #006699" fo:border-top="0.99pt dotted #006699"/>
      <style:paragraph-properties fo:text-align="center" fo:margin-left="0pt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83" style:family="table-cell" style:parent-style-name="Default">
      <style:table-cell-properties fo:border-bottom="1.5pt solid #006699" style:text-align-source="fix" style:repeat-content="false" fo:border-left="0.99pt solid #006699" fo:border-right="0.99pt solid #006699" fo:border-top="none"/>
      <style:paragraph-properties fo:text-align="center" fo:margin-left="0pt"/>
      <style:text-properties fo:color="#0000ff" style:font-name="Times New Roman" fo:font-weight="bold" style:font-name-asian="Droid Sans Fallback" style:font-weight-asian="bold" style:font-name-complex="FreeSans" style:font-weight-complex="bold"/>
    </style:style>
    <style:style style:name="ce284" style:family="table-cell" style:parent-style-name="Default">
      <style:table-cell-properties fo:border-bottom="none" fo:border-left="none" fo:border-right="none" fo:border-top="1.5pt solid #006699"/>
      <style:text-properties style:font-name="Times New Roman"/>
    </style:style>
    <style:style style:name="ce285" style:family="table-cell" style:parent-style-name="Default">
      <style:table-cell-properties fo:border-bottom="0.74pt solid #000000" style:text-align-source="fix" style:repeat-content="false" fo:border-left="0.99pt solid #006699" fo:border-right="0.99pt solid #006699" fo:border-top="none" style:vertical-align="middle"/>
      <style:paragraph-properties fo:text-align="center" fo:margin-left="0pt"/>
      <style:text-properties style:font-name="Times New Roman" fo:font-style="italic" style:font-name-asian="Droid Sans Fallback" style:font-style-asian="italic" style:font-name-complex="FreeSans" style:font-style-complex="italic"/>
    </style:style>
    <style:style style:name="ce286" style:family="table-cell" style:parent-style-name="Default">
      <style:table-cell-properties fo:border-bottom="none" style:text-align-source="fix" style:repeat-content="false" fo:border-left="0.99pt solid #006699" fo:border-right="0.99pt solid #006699" fo:border-top="non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87" style:family="table-cell" style:parent-style-name="Default">
      <style:table-cell-properties fo:border-bottom="0.99pt dotted #006699" style:text-align-source="fix" style:repeat-content="false" fo:border-left="0.99pt solid #006699" fo:border-right="0.99pt solid #006699" fo:border-top="0.99pt dotted #006699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88" style:family="table-cell" style:parent-style-name="Default">
      <style:table-cell-properties fo:border-bottom="1.5pt solid #006699" style:text-align-source="fix" style:repeat-content="false" fo:border-left="0.99pt solid #006699" fo:border-right="0.99pt solid #006699" fo:border-top="non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5pt solid #000000" style:vertical-align="middle"/>
      <style:paragraph-properties fo:text-align="center" fo:margin-left="0pt"/>
      <style:text-properties style:font-name="Times New Roman"/>
    </style:style>
    <style:style style:name="ce290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17" style:family="table-cell" style:parent-style-name="Default">
      <style:table-cell-properties fo:border="0.99pt solid #000000" style:vertical-align="middle"/>
      <style:text-properties style:font-name="Times New Roman"/>
    </style:style>
    <style:style style:name="ce29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pt"/>
      <style:text-properties style:font-name="Times New Roman" style:font-name-asian="Droid Sans Fallback" style:font-weight-asian="bold" style:font-name-complex="FreeSans" style:font-weight-complex="bold"/>
    </style:style>
    <style:style style:name="ce293" style:family="table-cell" style:parent-style-name="Default">
      <style:table-cell-properties style:text-align-source="value-type" style:repeat-content="false" fo:border="0.99pt solid #000000" style:vertical-align="middle"/>
      <style:paragraph-properties fo:margin-left="0pt"/>
      <style:text-properties style:font-name="Times New Roman"/>
    </style:style>
    <style:style style:name="ce294" style:family="table-cell" style:parent-style-name="Default">
      <style:table-cell-properties fo:border-bottom="none" fo:background-color="#ffffff" fo:border-left="none" fo:border-right="0.74pt solid #000000" fo:border-top="none" style:vertical-align="middle"/>
      <style:text-properties style:font-name="Times New Roman"/>
    </style:style>
    <style:style style:name="ce295" style:family="table-cell" style:parent-style-name="Default">
      <style:table-cell-properties fo:background-color="#ffffff" fo:border="none" style:vertical-align="middle"/>
      <style:text-properties style:font-name="Times New Roman"/>
    </style:style>
    <style:style style:name="ce296" style:family="table-cell" style:parent-style-name="Default">
      <style:table-cell-properties fo:border-bottom="0.99pt solid #000000" fo:background-color="#ffffff" fo:border-left="0.99pt solid #000000" fo:border-right="none" fo:border-top="none" style:vertical-align="middle"/>
      <style:text-properties style:font-name="Times New Roman"/>
    </style:style>
    <style:style style:name="ce297" style:family="table-cell" style:parent-style-name="Default">
      <style:table-cell-properties fo:border-bottom="none" fo:background-color="#ffffff" fo:border-left="none" fo:border-right="0.74pt solid #000000" fo:border-top="0.74pt solid #000000" style:vertical-align="middle"/>
      <style:text-properties style:font-name="Times New Roman"/>
    </style:style>
    <style:style style:name="ce298" style:family="table-cell" style:parent-style-name="Default">
      <style:table-cell-properties fo:background-color="#ffffff" fo:border="none"/>
      <style:text-properties style:font-name="Times New Roman"/>
    </style:style>
    <style:style style:name="ce299" style:family="table-cell" style:parent-style-name="Default">
      <style:table-cell-properties style:text-align-source="fix" style:repeat-content="false" fo:border="0.99pt solid #000000"/>
      <style:paragraph-properties fo:text-align="end" fo:margin-left="0pt"/>
      <style:text-properties style:font-name="Times New Roman" style:font-name-asian="Droid Sans Fallback" style:font-weight-asian="bold" style:font-name-complex="FreeSans" style:font-weight-complex="bold"/>
    </style:style>
    <style:style style:name="ce300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style:font-name="Times New Roman"/>
    </style:style>
    <style:style style:name="ce301" style:family="table-cell" style:parent-style-name="Default">
      <style:table-cell-properties fo:border-bottom="none" fo:border-left="0.99pt solid #000000" fo:border-right="0.99pt solid #000000" fo:border-top="none"/>
      <style:text-properties style:font-name="Times New Roman"/>
    </style:style>
    <style:style style:name="ce302" style:family="table-cell" style:parent-style-name="Default">
      <style:table-cell-properties fo:border-bottom="1.5pt solid #000000" fo:background-color="#ffffff" fo:border-left="none" fo:border-right="none" fo:border-top="none"/>
      <style:text-properties style:font-name="Times New Roman"/>
    </style:style>
    <style:style style:name="ce303" style:family="table-cell" style:parent-style-name="Default">
      <style:table-cell-properties fo:background-color="#ffffff" fo:border="1.5pt solid #006699" style:vertical-align="middle"/>
      <style:text-properties style:font-name="Times New Roman"/>
    </style:style>
    <style:style style:name="ce304" style:family="table-cell" style:parent-style-name="Default">
      <style:table-cell-properties style:text-align-source="fix" style:repeat-content="false" fo:border="1.5pt solid #006699" style:vertical-align="middle"/>
      <style:paragraph-properties fo:text-align="end" fo:margin-left="0pt"/>
      <style:text-properties style:font-name="Times New Roman" fo:font-weight="normal" style:font-name-asian="Droid Sans Fallback" style:font-weight-asian="bold" style:font-name-complex="FreeSans" style:font-weight-complex="bold"/>
    </style:style>
    <style:style style:name="ce305" style:family="table-cell" style:parent-style-name="Default">
      <style:table-cell-properties fo:border="1.5pt solid #006699" style:vertical-align="middle"/>
      <style:text-properties style:font-name="Times New Roman"/>
    </style:style>
    <style:style style:name="ce306" style:family="table-cell" style:parent-style-name="Default">
      <style:table-cell-properties style:text-align-source="fix" style:repeat-content="false" fo:border="1.5pt solid #006699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07" style:family="table-cell" style:parent-style-name="Default">
      <style:table-cell-properties fo:background-color="#ffcccc" style:text-align-source="fix" style:repeat-content="false" fo:border="0.99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308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end" fo:margin-left="0pt"/>
      <style:text-properties style:font-name="Times New Roman"/>
    </style:style>
    <style:style style:name="ce309" style:family="table-cell" style:parent-style-name="Default">
      <style:table-cell-properties fo:border-bottom="none" fo:background-color="#ffffff" fo:border-left="none" fo:border-right="none" fo:border-top="0.99pt solid #000000" style:vertical-align="middle"/>
      <style:text-properties style:font-name="Times New Roman"/>
    </style:style>
    <style:style style:name="ce310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Times New Roman"/>
    </style:style>
    <style:style style:name="ce311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end" fo:margin-left="0pt"/>
      <style:text-properties style:font-name="Times New Roman" style:font-name-asian="Droid Sans Fallback" style:font-name-complex="FreeSans"/>
    </style:style>
    <style:style style:name="ce312" style:family="table-cell" style:parent-style-name="Default">
      <style:table-cell-properties fo:border-bottom="none" fo:background-color="#ffffff" fo:border-left="none" fo:border-right="none" fo:border-top="0.99pt solid #000000"/>
      <style:text-properties style:font-name="Times New Roman"/>
    </style:style>
    <style:style style:name="ce313" style:family="table-cell" style:parent-style-name="Default">
      <style:table-cell-properties fo:border-bottom="0.99pt solid #000000" fo:background-color="#ffffff" fo:border-left="none" fo:border-right="none" fo:border-top="none"/>
      <style:text-properties style:font-name="Times New Roman"/>
    </style:style>
    <style:style style:name="ce314" style:family="table-cell" style:parent-style-name="Default">
      <style:table-cell-properties fo:background-color="#ffff99" style:text-align-source="fix" style:repeat-content="false" fo:border="0.99pt solid #000000"/>
      <style:paragraph-properties fo:text-align="end" fo:margin-left="0pt"/>
      <style:text-properties style:font-name="Times New Roman" fo:font-weight="normal" style:font-name-asian="Droid Sans Fallback" style:font-weight-asian="normal" style:font-name-complex="FreeSans" style:font-weight-complex="normal"/>
    </style:style>
    <style:style style:name="ce315" style:family="table-cell" style:parent-style-name="Default">
      <style:table-cell-properties fo:border-bottom="0.99pt solid #000000" fo:background-color="#ffffff" fo:border-left="none" fo:border-right="none" fo:border-top="0.99pt solid #000000"/>
      <style:text-properties style:font-name="Times New Roman"/>
    </style:style>
    <style:style style:name="ce316" style:family="table-cell" style:parent-style-name="Default">
      <style:table-cell-properties fo:background-color="#ffff99" style:text-align-source="fix" style:repeat-content="false" fo:border="0.99pt solid #000000"/>
      <style:paragraph-properties fo:text-align="end" fo:margin-left="0pt"/>
      <style:text-properties fo:color="#000000" style:font-name="Times New Roman"/>
    </style:style>
    <style:style style:name="ce317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style:font-name="Times New Roman"/>
    </style:style>
    <style:style style:name="ce318" style:family="table-cell" style:parent-style-name="Default">
      <style:table-cell-properties fo:background-color="#ffff99" style:text-align-source="fix" style:repeat-content="false" fo:border="0.99pt solid #000000"/>
      <style:paragraph-properties fo:text-align="end" fo:margin-left="0pt"/>
      <style:text-properties fo:color="#000000" style:font-name="Times New Roman" fo:font-weight="normal" style:font-name-asian="Droid Sans Fallback" style:font-weight-asian="bold" style:font-name-complex="FreeSans" style:font-weight-complex="bold"/>
    </style:style>
    <style:style style:name="ce319" style:family="table-cell" style:parent-style-name="Default">
      <style:table-cell-properties fo:border-bottom="1.5pt solid #000000" fo:background-color="#ffffff" fo:border-left="none" fo:border-right="none" fo:border-top="0.99pt solid #000000"/>
      <style:text-properties style:font-name="Times New Roman"/>
    </style:style>
    <style:style style:name="ce320" style:family="table-cell" style:parent-style-name="Default">
      <style:table-cell-properties fo:border="1.5pt solid #006699" style:vertical-align="middle"/>
      <style:text-properties style:font-name="Times New Roman" fo:font-weight="bold" style:font-weight-asian="bold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0.99pt solid #006699" fo:border-right="0.99pt solid #006699" fo:border-top="none"/>
      <style:paragraph-properties fo:text-align="end" fo:margin-left="0pt"/>
      <style:text-properties fo:color="#00cc00" style:font-name="Times New Roman" fo:font-weight="bold" style:font-name-asian="Droid Sans Fallback" style:font-weight-asian="bold" style:font-name-complex="FreeSans" style:font-weight-complex="bold"/>
    </style:style>
    <style:style style:name="ce322" style:family="table-cell" style:parent-style-name="Default">
      <style:table-cell-properties fo:border-bottom="0.99pt dotted #006699" style:text-align-source="fix" style:repeat-content="false" fo:border-left="0.99pt solid #006699" fo:border-right="0.99pt solid #006699" fo:border-top="0.99pt dotted #006699"/>
      <style:paragraph-properties fo:text-align="end" fo:margin-left="0pt"/>
      <style:text-properties fo:color="#00cc00" style:font-name="Times New Roman" fo:font-weight="bold" style:font-name-asian="Droid Sans Fallback" style:font-weight-asian="bold" style:font-name-complex="FreeSans" style:font-weight-complex="bold"/>
    </style:style>
    <style:style style:name="ce323" style:family="table-cell" style:parent-style-name="Default">
      <style:table-cell-properties fo:border-bottom="1.5pt solid #006699" style:text-align-source="fix" style:repeat-content="false" fo:border-left="0.99pt solid #006699" fo:border-right="0.99pt solid #006699" fo:border-top="none"/>
      <style:paragraph-properties fo:text-align="end" fo:margin-left="0pt"/>
      <style:text-properties fo:color="#00cc00" style:font-name="Times New Roman" fo:font-weight="bold" style:font-name-asian="Droid Sans Fallback" style:font-weight-asian="bold" style:font-name-complex="FreeSans" style:font-weight-complex="bold"/>
    </style:style>
    <style:style style:name="ce324" style:family="table-cell" style:parent-style-name="Default">
      <style:table-cell-properties fo:background-color="#e6e6ff" style:text-align-source="fix" style:repeat-content="false" fo:border="0.99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>
      <style:table-cell-properties fo:background-color="#e6e6ff" style:text-align-source="fix" style:repeat-content="false" fo:border="0.99pt solid #000000" style:vertical-align="middle"/>
      <style:paragraph-properties fo:text-align="end" fo:margin-left="0pt"/>
      <style:text-properties style:font-name="Times New Roman"/>
    </style:style>
    <style:style style:name="ce326" style:family="table-cell" style:parent-style-name="Default">
      <style:table-cell-properties fo:border-bottom="none" fo:background-color="#ffffff" fo:border-left="none" fo:border-right="0.99pt solid #000000" fo:border-top="0.99pt solid #000000" style:vertical-align="middle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ff" fo:border-left="none" fo:border-right="0.99pt solid #000000" fo:border-top="none" style:vertical-align="middle"/>
      <style:text-properties style:font-name="Times New Roman"/>
    </style:style>
    <style:style style:name="ce328" style:family="table-cell" style:parent-style-name="Default">
      <style:table-cell-properties fo:border-bottom="none" fo:background-color="#ffffff" fo:border-left="none" fo:border-right="0.99pt solid #000000" fo:border-top="0.99pt solid #000000"/>
      <style:text-properties style:font-name="Times New Roman"/>
    </style:style>
    <style:style style:name="ce329" style:family="table-cell" style:parent-style-name="Default">
      <style:table-cell-properties fo:border-bottom="0.99pt solid #000000" fo:background-color="#ffffff" fo:border-left="none" fo:border-right="0.99pt solid #000000" fo:border-top="none"/>
      <style:text-properties style:font-name="Times New Roman"/>
    </style:style>
    <style:style style:name="ce330" style:family="table-cell" style:parent-style-name="Default">
      <style:table-cell-properties fo:background-color="#e6e6ff" style:text-align-source="fix" style:repeat-content="false" fo:border="0.99pt solid #000000"/>
      <style:paragraph-properties fo:text-align="end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331" style:family="table-cell" style:parent-style-name="Default">
      <style:table-cell-properties fo:border-bottom="0.99pt solid #000000" fo:background-color="#ffffff" fo:border-left="none" fo:border-right="0.99pt solid #000000" fo:border-top="0.99pt solid #000000"/>
      <style:text-properties style:font-name="Times New Roman"/>
    </style:style>
    <style:style style:name="ce332" style:family="table-cell" style:parent-style-name="Default">
      <style:table-cell-properties fo:background-color="#e6e6ff" fo:border="0.99pt solid #000000"/>
      <style:text-properties style:font-name="Times New Roman"/>
    </style:style>
    <style:style style:name="ce333" style:family="table-cell" style:parent-style-name="Default">
      <style:table-cell-properties fo:border-bottom="0.74pt solid #000000" fo:background-color="#ffffff" fo:border-left="none" fo:border-right="0.74pt solid #000000" fo:border-top="0.74pt solid #000000"/>
      <style:text-properties style:font-name="Times New Roman"/>
    </style:style>
    <style:style style:name="ce334" style:family="table-cell" style:parent-style-name="Default">
      <style:table-cell-properties fo:background-color="#e6e6ff" style:text-align-source="fix" style:repeat-content="false" fo:border="0.99pt solid #000000"/>
      <style:paragraph-properties fo:text-align="end" fo:margin-left="0pt"/>
      <style:text-properties style:font-name="Times New Roman"/>
    </style:style>
    <style:style style:name="ce335" style:family="table-cell" style:parent-style-name="Default">
      <style:table-cell-properties fo:border-bottom="1.5pt solid #000000" fo:background-color="#ffffff" fo:border-left="none" fo:border-right="0.99pt solid #000000" fo:border-top="0.99pt solid #000000"/>
      <style:text-properties style:font-name="Times New Roman"/>
    </style:style>
    <style:style style:name="ce336" style:family="table-cell" style:parent-style-name="Default">
      <style:table-cell-properties fo:border-bottom="none" fo:background-color="#ffffff" fo:border-left="none" fo:border-right="1.5pt solid #006699" fo:border-top="1.5pt solid #006699"/>
      <style:text-properties style:font-name="Times New Roman"/>
    </style:style>
    <style:style style:name="ce337" style:family="table-cell" style:parent-style-name="Default">
      <style:table-cell-properties fo:border-bottom="0.74pt solid #000000" style:text-align-source="fix" style:repeat-content="false" fo:border-left="0.99pt solid #006699" fo:border-right="1.5pt solid #006699" fo:border-top="none" style:vertical-align="middle"/>
      <style:paragraph-properties fo:text-align="center" fo:margin-left="0pt"/>
      <style:text-properties style:font-name="Times New Roman" fo:font-style="italic" style:font-style-asian="italic" style:font-style-complex="italic"/>
    </style:style>
    <style:style style:name="ce338" style:family="table-cell" style:parent-style-name="Default">
      <style:table-cell-properties fo:border-bottom="0.99pt solid #000000" fo:border-left="none" fo:border-right="1.5pt solid #006699" fo:border-top="none"/>
      <style:text-properties style:font-name="Times New Roman"/>
    </style:style>
    <style:style style:name="ce339" style:family="table-cell" style:parent-style-name="Default">
      <style:table-cell-properties fo:border-bottom="none" fo:border-left="0.99pt solid #006699" fo:border-right="1.5pt solid #006699" fo:border-top="none"/>
      <style:text-properties style:font-name="Times New Roman"/>
    </style:style>
    <style:style style:name="ce340" style:family="table-cell" style:parent-style-name="Default">
      <style:table-cell-properties fo:border-bottom="0.99pt dotted #006699" fo:border-left="0.99pt solid #006699" fo:border-right="1.5pt solid #006699" fo:border-top="0.99pt dotted #006699"/>
      <style:text-properties style:font-name="Times New Roman"/>
    </style:style>
    <style:style style:name="ce341" style:family="table-cell" style:parent-style-name="Default">
      <style:table-cell-properties fo:border-bottom="1.5pt solid #006699" fo:border-left="0.99pt solid #006699" fo:border-right="1.5pt solid #006699" fo:border-top="none"/>
      <style:text-properties style:font-name="Times New Roman"/>
    </style:style>
    <style:style style:name="ce419" style:family="table-cell" style:parent-style-name="Default">
      <style:table-cell-properties fo:border-bottom="none" fo:border-left="none" fo:border-right="1.5pt solid #006699" fo:border-top="1.5pt solid #006699"/>
      <style:text-properties style:font-name="Times New Roman"/>
    </style:style>
    <style:style style:name="ce420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1.5pt solid #000000" style:vertical-align="middle"/>
      <style:paragraph-properties fo:text-align="center" fo:margin-left="0pt"/>
      <style:text-properties style:font-name="Times New Roman" fo:font-style="italic" style:font-style-asian="italic" style:font-style-complex="italic"/>
    </style:style>
    <style:style style:name="ce421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0.99pt solid #000000" style:vertical-align="middle"/>
      <style:paragraph-properties fo:text-align="center" fo:margin-left="0pt"/>
      <style:text-properties style:font-name="Times New Roman"/>
    </style:style>
    <style:style style:name="ce520" style:family="table-cell" style:parent-style-name="Default">
      <style:table-cell-properties fo:border-bottom="0.99pt solid #000000" fo:border-left="0.99pt solid #000000" fo:border-right="1.5pt solid #000000" fo:border-top="0.99pt solid #000000"/>
      <style:text-properties style:font-name="Times New Roman"/>
    </style:style>
    <style:style style:name="ce521" style:family="table-cell" style:parent-style-name="Default">
      <style:table-cell-properties fo:border-bottom="0.99pt dotted #006699" fo:border-left="0.99pt solid #000000" fo:border-right="1.5pt solid #000000" fo:border-top="0.99pt dotted #006699"/>
      <style:text-properties style:font-name="Times New Roman"/>
    </style:style>
    <style:style style:name="ce522" style:family="table-cell" style:parent-style-name="Default">
      <style:table-cell-properties fo:border-bottom="1.5pt solid #000000" fo:border-left="0.99pt solid #000000" fo:border-right="1.5pt solid #000000" fo:border-top="0.99pt dotted #006699"/>
      <style:text-properties style:font-name="Times New Roman"/>
    </style:style>
    <style:style style:name="ce2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pt"/>
      <style:text-properties style:font-name="Times New Roman" style:font-name-asian="Droid Sans Fallback" style:font-name-complex="Cambria"/>
    </style:style>
    <style:style style:name="ce523" style:family="table-cell" style:parent-style-name="Default">
      <style:table-cell-properties fo:background-color="#ffb6c1" fo:border="0.74pt solid #000000" style:vertical-align="middle"/>
      <style:text-properties style:font-name="Times New Roman"/>
    </style:style>
    <style:style style:name="ce52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pt"/>
      <style:text-properties style:font-name="Times New Roman"/>
    </style:style>
    <style:style style:name="ce525" style:family="table-cell" style:parent-style-name="Default">
      <style:table-cell-properties fo:background-color="#ffb6c1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normal" style:font-weight-complex="normal"/>
    </style:style>
    <style:style style:name="T1" style:family="text">
      <style:text-properties style:font-name-asian="Droid Sans Fallback" style:font-name-complex="Cambria"/>
    </style:style>
    <style:style style:name="T2" style:family="text">
      <style:text-properties style:font-name-asian="Droid Sans Fallback" style:font-name-complex="Cambria" style:font-weight-asian="normal" style:font-weight-complex="normal"/>
    </style:style>
    <style:style style:name="T3" style:family="text">
      <style:text-properties style:font-name-asian="Droid Sans Fallback" style:font-name-complex="FreeSans" style:font-weight-asian="bold" style:font-weight-complex="bold"/>
    </style:style>
    <style:style style:name="T4" style:family="text">
      <style:text-properties style:font-name-asian="Droid Sans Fallback" style:font-name-complex="FreeSans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name-asian="Droid Sans Fallback" style:font-name-complex="FreeSans" style:font-weight-asian="normal" style:font-weight-complex="normal"/>
    </style:style>
  </office:automatic-styles>
  <office:body>
    <office:spreadsheet>
      <table:table table:name="Batch 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177" office:value-type="string" calcext:value-type="string" table:number-columns-spanned="17" table:number-rows-spanned="1">
            <text:p>NEDCOFFEE VIETNAM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178"/>
          <table:table-cell table:style-name="ce193" office:value-type="string" calcext:value-type="string" table:number-columns-spanned="3" table:number-rows-spanned="1">
            <text:p>BATCH NO: <text:a xlink:href="python://o.production_id.name" xlink:type="simple">batch</text:a></text:p>
          </table:table-cell>
          <table:covered-table-cell table:number-columns-repeated="2"/>
          <table:table-cell table:style-name="ce178" table:number-columns-repeated="13"/>
          <table:table-cell table:number-columns-repeated="1007"/>
        </table:table-row>
        <table:table-row table:style-name="ro4">
          <table:table-cell table:style-name="ce179" office:value-type="string" calcext:value-type="string">
            <text:p>Start Date:</text:p>
          </table:table-cell>
          <table:table-cell table:style-name="ce194" office:value-type="string" calcext:value-type="string">
            <text:p><text:span text:style-name="T2"><text:a xlink:href="python://get_mimax_date(o.id)[0]['min']" xlink:type="simple">min</text:a></text:span></text:p>
          </table:table-cell>
          <table:table-cell table:number-columns-repeated="1022"/>
        </table:table-row>
        <table:table-row table:style-name="ro4">
          <table:table-cell table:style-name="ce179" office:value-type="string" calcext:value-type="string">
            <text:p>End Date:</text:p>
          </table:table-cell>
          <table:table-cell table:style-name="ce179" office:value-type="string" calcext:value-type="string">
            <text:p><text:a xlink:href="python://get_mimax_date(o.id)[0]['max']" xlink:type="simple">max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3" table:number-rows-spanned="1">
            <text:p>Coffee Issue For Process</text:p>
          </table:table-cell>
          <table:covered-table-cell table:number-columns-repeated="2" table:style-name="ce5"/>
          <table:table-cell table:number-columns-repeated="1021"/>
        </table:table-row>
        <table:table-row table:style-name="ro5"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Grade</text:p>
          </table:table-cell>
          <table:table-cell table:style-name="ce180" office:value-type="string" calcext:value-type="string">
            <text:p>Quantity</text:p>
            <text:p>(Real Weight)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 table:number-columns-spanned="3" table:number-rows-spanned="1">
            <text:p><text:span text:style-name="T1"><text:a xlink:href="python://for%20each=%22line%20in%20(get_total_in_date(o.id))%22" xlink:type="simple">for</text:a></text:span></text:p>
          </table:table-cell>
          <table:covered-table-cell table:number-columns-repeated="2" table:style-name="ce195"/>
          <table:table-cell table:number-columns-repeated="1021"/>
        </table:table-row>
        <table:table-row table:style-name="ro4">
          <table:table-cell table:style-name="ce182" office:value-type="string" calcext:value-type="string">
            <text:p><text:a xlink:href="python://line['date']" xlink:type="simple">date</text:a></text:p>
          </table:table-cell>
          <table:table-cell table:style-name="ce182" office:value-type="string" calcext:value-type="string">
            <text:p><text:a xlink:href="python://line['code']" xlink:type="simple">code</text:a></text:p>
          </table:table-cell>
          <table:table-cell table:style-name="ce200" office:value-type="string" calcext:value-type="string">
            <text:p><text:span text:style-name="T4"><text:a xlink:href="python://formatLang(line.qty,0)" xlink:type="simple">real qty</text:a></text:span></text:p>
          </table:table-cell>
          <table:table-cell table:number-columns-repeated="1021"/>
        </table:table-row>
        <table:table-row table:style-name="ro4">
          <table:table-cell table:style-name="ce9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195"/>
          <table:table-cell table:number-columns-repeated="1021"/>
        </table:table-row>
        <table:table-row table:style-name="ro4">
          <table:table-cell table:style-name="ce184" table:number-columns-repeated="3"/>
          <table:table-cell table:number-columns-repeated="1021"/>
        </table:table-row>
        <table:table-row table:style-name="ro4">
          <table:table-cell table:style-name="ce11" office:value-type="string" calcext:value-type="string">
            <text:p>Total</text:p>
          </table:table-cell>
          <table:table-cell table:style-name="ce196"/>
          <table:table-cell table:style-name="ce199" office:value-type="string" calcext:value-type="string">
            <text:p><text:span text:style-name="T3"><text:a xlink:href="python://formatLang(o.total_real_qty,0)" xlink:type="simple">total</text:a>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3" table:number-rows-spanned="1">
            <text:p>Clean Coffee Bagged Grade In Kg</text:p>
          </table:table-cell>
          <table:covered-table-cell table:number-columns-repeated="2" table:style-name="ce5"/>
          <table:table-cell table:number-columns-repeated="1021"/>
        </table:table-row>
        <table:table-row table:style-name="ro5">
          <table:table-cell table:style-name="ce180" office:value-type="string" calcext:value-type="string">
            <text:p>Grade</text:p>
          </table:table-cell>
          <table:table-cell table:style-name="ce180" office:value-type="string" calcext:value-type="string">
            <text:p>Quantity</text:p>
          </table:table-cell>
          <table:table-cell table:style-name="ce180" office:value-type="string" calcext:value-type="string">
            <text:p>Grade %</text:p>
          </table:table-cell>
          <table:table-cell table:number-columns-repeated="1021"/>
        </table:table-row>
        <table:table-row table:style-name="ro4">
          <table:table-cell table:style-name="ce186" office:value-type="string" calcext:value-type="string" table:number-columns-spanned="3" table:number-rows-spanned="1">
            <text:p><text:span text:style-name="T2"><text:a xlink:href="python://for%20each=%22out%20in%20(get_total_out_qty(o.id,%20o.total_real_qty))%22" xlink:type="simple">for out</text:a></text:span></text:p>
          </table:table-cell>
          <table:covered-table-cell table:number-columns-repeated="2" table:style-name="ce197"/>
          <table:table-cell table:number-columns-repeated="1021"/>
        </table:table-row>
        <table:table-row table:style-name="ro4">
          <table:table-cell table:style-name="ce187" office:value-type="string" calcext:value-type="string">
            <text:p><text:a xlink:href="python://out['name']" xlink:type="simple">grade</text:a></text:p>
          </table:table-cell>
          <table:table-cell table:style-name="ce198" office:value-type="string" calcext:value-type="string">
            <text:p><text:span text:style-name="T3"><text:a xlink:href="python://formatLang(out['qty'],0)" xlink:type="simple">qty</text:a></text:span></text:p>
          </table:table-cell>
          <table:table-cell table:style-name="ce201" office:value-type="string" calcext:value-type="string">
            <text:p><text:span text:style-name="T3"><text:a xlink:href="python://formatLang(out['per_qty'],2)" xlink:type="simple">per qty</text:a></text:span><text:span text:style-name="T3"> %</text:span></text:p>
          </table:table-cell>
          <table:table-cell table:number-columns-repeated="1021"/>
        </table:table-row>
        <table:table-row table:style-name="ro4">
          <table:table-cell table:style-name="ce188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197"/>
          <table:table-cell table:number-columns-repeated="1021"/>
        </table:table-row>
        <table:table-row table:style-name="ro4">
          <table:table-cell table:style-name="ce184" table:number-columns-repeated="3"/>
          <table:table-cell table:number-columns-repeated="1021"/>
        </table:table-row>
        <table:table-row table:style-name="ro4">
          <table:table-cell table:style-name="ce189" office:value-type="string" calcext:value-type="string">
            <text:p>Total</text:p>
          </table:table-cell>
          <table:table-cell table:style-name="ce199" office:value-type="string" calcext:value-type="string">
            <text:p><text:span text:style-name="T3"><text:a xlink:href="python://formatLang(o.total_out_qty,0)" xlink:type="simple">qty</text:a></text:span></text:p>
          </table:table-cell>
          <table:table-cell table:style-name="ce202" office:value-type="string" calcext:value-type="string">
            <text:p><text:span text:style-name="T3"><text:a xlink:href="python://formatLang((o.total_out_qty/o.total_real_qty)*100,2)" xlink:type="simple">per qty</text:a></text:span><text:span text:style-name="T3"> %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90" office:value-type="string" calcext:value-type="string">
            <text:p>Outturn %</text:p>
          </table:table-cell>
          <table:table-cell table:style-name="ce190" office:value-type="string" calcext:value-type="string">
            <text:p>Loss %</text:p>
          </table:table-cell>
          <table:table-cell table:style-name="ce190" office:value-type="string" calcext:value-type="string">
            <text:p>Quantity</text:p>
          </table:table-cell>
          <table:table-cell table:number-columns-repeated="1021"/>
        </table:table-row>
        <table:table-row table:style-name="ro4">
          <table:table-cell table:style-name="ce191" office:value-type="string" calcext:value-type="string">
            <text:p><text:span text:style-name="T3"><text:a xlink:href="python://formatLang((o.total_out_qty/o.total_real_qty)*100,2)" xlink:type="simple">out</text:a></text:span><text:span text:style-name="T3"> %</text:span></text:p>
          </table:table-cell>
          <table:table-cell table:style-name="ce191" office:value-type="string" calcext:value-type="string">
            <text:p><text:span text:style-name="T3"><text:a xlink:href="python://formatLang((1-o.total_out_qty/o.total_real_qty)*100,2)" xlink:type="simple">loss</text:a></text:span><text:span text:style-name="T3"> %</text:span></text:p>
          </table:table-cell>
          <table:table-cell table:style-name="ce203" office:value-type="string" calcext:value-type="string">
            <text:p><text:span text:style-name="T3"><text:a xlink:href="python://formatLang((o.total_real_qty%20-%20o.total_out_qty),0)" xlink:type="simple">loss</text:a></text:span></text:p>
          </table:table-cell>
          <table:table-cell table:number-columns-repeated="1021"/>
        </table:table-row>
        <table:table-row table:style-name="ro4">
          <table:table-cell table:style-name="ce191" office:value-type="string" calcext:value-type="string">
            <text:p>MC Loss</text:p>
          </table:table-cell>
          <table:table-cell table:style-name="ce191" office:value-type="string" calcext:value-type="string">
            <text:p><text:a xlink:href="python://formatLang((o.in_mc%20-%20o.out_mc)*1.15,3)" xlink:type="simple">mc</text:a> <text:span text:style-name="T3">%</text:span></text:p>
          </table:table-cell>
          <table:table-cell table:style-name="ce203"/>
          <table:table-cell table:number-columns-repeated="1021"/>
        </table:table-row>
        <table:table-row table:style-name="ro4">
          <table:table-cell table:style-name="ce191" office:value-type="string" calcext:value-type="string">
            <text:p>Unexplained Loss</text:p>
          </table:table-cell>
          <table:table-cell table:style-name="ce191" office:value-type="string" calcext:value-type="string">
            <text:p><text:a xlink:href="python://formatLang(((1-o.total_out_qty/o.total_real_qty)*100)%20-%20((o.in_mc%20-%20o.out_mc)*1.15),2)" xlink:type="simple">unexplained</text:a> <text:span text:style-name="T3">%</text:span></text:p>
          </table:table-cell>
          <table:table-cell table:style-name="ce203"/>
          <table:table-cell table:number-columns-repeated="1021"/>
        </table:table-row>
        <table:table-row table:style-name="ro4">
          <table:table-cell table:style-name="ce192" table:number-columns-repeated="2"/>
          <table:table-cell table:style-name="ce204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9" table:number-rows-spanned="1">
            <text:p>COFFEE ALLOCATION (ISSUE TO PRODUCTION)</text:p>
          </table:table-cell>
          <table:covered-table-cell table:number-columns-repeated="8" table:style-name="ce197"/>
          <table:table-cell table:number-columns-repeated="1015"/>
        </table:table-row>
        <table:table-row table:style-name="ro5">
          <table:table-cell table:style-name="ce180" office:value-type="string" calcext:value-type="string">
            <text:p>Date</text:p>
          </table:table-cell>
          <table:table-cell table:style-name="ce180" office:value-type="string" calcext:value-type="string">
            <text:p>Stack Number</text:p>
          </table:table-cell>
          <table:table-cell table:style-name="ce180" office:value-type="string" calcext:value-type="string">
            <text:p>Grade</text:p>
          </table:table-cell>
          <table:table-cell table:style-name="ce180" office:value-type="string" calcext:value-type="string">
            <text:p>Unit</text:p>
          </table:table-cell>
          <table:table-cell table:style-name="ce180" office:value-type="string" calcext:value-type="string">
            <text:p>Packing Type</text:p>
          </table:table-cell>
          <table:table-cell table:style-name="ce180" office:value-type="string" calcext:value-type="string">
            <text:p>Quantity</text:p>
            <text:p>(Net Weight)</text:p>
          </table:table-cell>
          <table:table-cell table:style-name="ce180" office:value-type="string" calcext:value-type="string">
            <text:p>Zone</text:p>
          </table:table-cell>
          <table:table-cell table:style-name="ce180" office:value-type="string" calcext:value-type="string">
            <text:p>Number of Bag</text:p>
          </table:table-cell>
          <table:table-cell table:style-name="ce180" office:value-type="string" calcext:value-type="string">
            <text:p>Instore Loss (Gain)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9" table:number-rows-spanned="1">
            <text:p><text:span text:style-name="T2"><text:a xlink:href="python://for%20each=%22stack%20in%20(get_total_stack_in(o.id))%22" xlink:type="simple">for stack</text:a></text:span></text:p>
          </table:table-cell>
          <table:covered-table-cell table:number-columns-repeated="8" table:style-name="ce195"/>
          <table:table-cell table:number-columns-repeated="1015"/>
        </table:table-row>
        <table:table-row table:style-name="ro4">
          <table:table-cell table:style-name="ce182" office:value-type="string" calcext:value-type="string">
            <text:p><text:a xlink:href="python://stack.date" xlink:type="simple">date</text:a></text:p>
          </table:table-cell>
          <table:table-cell table:style-name="ce182" office:value-type="string" calcext:value-type="string">
            <text:p><text:a xlink:href="python://stack.stack" xlink:type="simple">stack</text:a></text:p>
          </table:table-cell>
          <table:table-cell table:style-name="ce182" office:value-type="string" calcext:value-type="string">
            <text:p><text:a xlink:href="python://stack.name" xlink:type="simple">grade</text:a></text:p>
          </table:table-cell>
          <table:table-cell table:style-name="ce182" office:value-type="string" calcext:value-type="string">
            <text:p><text:a xlink:href="python://stack.uom" xlink:type="simple">uom</text:a></text:p>
          </table:table-cell>
          <table:table-cell table:style-name="ce182" office:value-type="string" calcext:value-type="string">
            <text:p><text:a xlink:href="python://stack.pack" xlink:type="simple">pack</text:a></text:p>
          </table:table-cell>
          <table:table-cell table:style-name="ce207" office:value-type="string" calcext:value-type="string">
            <text:p><text:span text:style-name="T4"><text:a xlink:href="python://formatLang(stack.qty,0)" xlink:type="simple">qty</text:a></text:span></text:p>
          </table:table-cell>
          <table:table-cell table:style-name="ce182" office:value-type="string" calcext:value-type="string">
            <text:p><text:a xlink:href="python://stack.zone" xlink:type="simple">zone</text:a></text:p>
          </table:table-cell>
          <table:table-cell table:style-name="ce182" office:value-type="string" calcext:value-type="string">
            <text:p><text:a xlink:href="python://formatLang(stack.bag,0)" xlink:type="simple">bag</text:a></text:p>
          </table:table-cell>
          <table:table-cell table:style-name="ce213" office:value-type="string" calcext:value-type="string">
            <text:p><text:span text:style-name="T4"><text:a xlink:href="python://formatLang(get_loss(o.production_id,stack.stack_id),0)" xlink:type="simple">qty</text:a></text:span>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9" table:number-rows-spanned="1">
            <text:p><text:span text:style-name="T2"><text:a xlink:href="python:///for" xlink:type="simple">end for</text:a></text:span></text:p>
          </table:table-cell>
          <table:covered-table-cell table:number-columns-repeated="8" table:style-name="ce195"/>
          <table:table-cell table:number-columns-repeated="1015"/>
        </table:table-row>
        <table:table-row table:style-name="ro4">
          <table:table-cell table:style-name="ce184" table:number-columns-repeated="9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2" table:number-rows-spanned="1">
            <text:p>TOTAL ALLOCATED QUANTITY</text:p>
          </table:table-cell>
          <table:covered-table-cell table:style-name="ce196"/>
          <table:table-cell table:style-name="ce205"/>
          <table:table-cell table:style-name="ce196" table:number-columns-repeated="2"/>
          <table:table-cell table:style-name="ce208" office:value-type="string" calcext:value-type="string">
            <text:p><text:span text:style-name="T3"><text:a xlink:href="python://formatLang(o.total_in_qty,0)" xlink:type="simple">total</text:a></text:span></text:p>
          </table:table-cell>
          <table:table-cell table:style-name="ce196"/>
          <table:table-cell table:style-name="ce212" office:value-type="string" calcext:value-type="string">
            <text:p><text:a xlink:href="python://formatLang(o.total_bag,0)" xlink:type="simple">bag</text:a></text:p>
          </table:table-cell>
          <table:table-cell table:style-name="ce212" office:value-type="string" calcext:value-type="string">
            <text:p><text:span text:style-name="T4"><text:a xlink:href="python://formatLang(get_loss_total(o.production_id),0)" xlink:type="simple">sum_loss</text:a></text:span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2" office:value-type="string" calcext:value-type="string" table:number-columns-spanned="3" table:number-rows-spanned="1">
            <text:p>Input Quantity:</text:p>
          </table:table-cell>
          <table:covered-table-cell table:number-columns-repeated="2" table:style-name="ce32"/>
          <table:table-cell table:style-name="ce209" office:value-type="string" calcext:value-type="string">
            <text:p><text:span text:style-name="T3"><text:a xlink:href="python://formatLang(o.total_real_qty,0)" xlink:type="simple">total</text:a>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2" office:value-type="string" calcext:value-type="string" table:number-columns-spanned="3" table:number-rows-spanned="1">
            <text:p>Instore Wt. Loss (gain) Qty:</text:p>
          </table:table-cell>
          <table:covered-table-cell table:number-columns-repeated="2" table:style-name="ce32"/>
          <table:table-cell table:style-name="ce210" office:value-type="string" calcext:value-type="string">
            <text:p><text:span text:style-name="T3"><text:a xlink:href="python://formatLang(get_loss_total(o.production_id),0)" xlink:type="simple">total</text:a>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2" office:value-type="string" calcext:value-type="string" table:number-columns-spanned="3" table:number-rows-spanned="1">
            <text:p>Instore Wt. Loss (gain) %:</text:p>
          </table:table-cell>
          <table:covered-table-cell table:number-columns-repeated="2" table:style-name="ce32"/>
          <table:table-cell table:style-name="ce211" office:value-type="string" calcext:value-type="string">
            <text:p><text:a xlink:href="python://formatLang(get_loss_total(o.production_id)/(o.total_real_qty%20+%20get_loss_total(o.production_id))*100,2)" xlink:type="simple">%</text:a> %</text:p>
          </table:table-cell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tch Quality Report" table:style-name="ta2">
        <table:table-column table:style-name="co5" table:default-cell-style-name="ce48"/>
        <table:table-column table:style-name="co9" table:default-cell-style-name="ce48"/>
        <table:table-column table:style-name="co10" table:default-cell-style-name="ce48"/>
        <table:table-column table:style-name="co9" table:default-cell-style-name="ce48"/>
        <table:table-column table:style-name="co11" table:default-cell-style-name="ce48"/>
        <table:table-column table:style-name="co4" table:default-cell-style-name="ce48"/>
        <table:table-column table:style-name="co10" table:default-cell-style-name="ce48"/>
        <table:table-column table:style-name="co3" table:number-columns-repeated="3" table:default-cell-style-name="ce48"/>
        <table:table-column table:style-name="co12" table:default-cell-style-name="ce48"/>
        <table:table-column table:style-name="co13" table:number-columns-repeated="4" table:default-cell-style-name="ce48"/>
        <table:table-column table:style-name="co12" table:default-cell-style-name="ce48"/>
        <table:table-column table:style-name="co14" table:number-columns-repeated="2" table:default-cell-style-name="ce48"/>
        <table:table-column table:style-name="co13" table:number-columns-repeated="3" table:default-cell-style-name="ce48"/>
        <table:table-column table:style-name="co15" table:default-cell-style-name="ce48"/>
        <table:table-column table:style-name="co13" table:default-cell-style-name="ce48"/>
        <table:table-column table:style-name="co16" table:number-columns-repeated="1001" table:default-cell-style-name="ce48"/>
        <table:table-row table:style-name="ro6">
          <table:table-cell table:style-name="ce214" office:value-type="string" calcext:value-type="string" table:number-columns-spanned="27" table:number-rows-spanned="1">
            <text:p>DAILY QUALITY REPORT</text:p>
          </table:table-cell>
          <table:covered-table-cell table:number-columns-repeated="26"/>
          <table:table-cell table:number-columns-repeated="997"/>
        </table:table-row>
        <table:table-row table:style-name="ro7">
          <table:table-cell table:style-name="ce215"/>
          <table:table-cell table:number-columns-repeated="1023"/>
        </table:table-row>
        <table:table-row table:style-name="ro7">
          <table:table-cell table:style-name="ce216" office:value-type="string" calcext:value-type="string" table:number-columns-spanned="2" table:number-rows-spanned="1">
            <text:p>INPUT QUALITY</text:p>
          </table:table-cell>
          <table:covered-table-cell table:style-name="ce229"/>
          <table:table-cell table:number-columns-repeated="1022"/>
        </table:table-row>
        <table:table-row table:style-name="ro7">
          <table:table-cell table:style-name="ce217"/>
          <table:table-cell table:style-name="ce230"/>
          <table:table-cell table:number-columns-repeated="1022"/>
        </table:table-row>
        <table:table-row table:style-name="ro3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Net Wt.</text:p>
          </table:table-cell>
          <table:table-cell table:style-name="ce5" office:value-type="string" calcext:value-type="string">
            <text:p>MC (%)</text:p>
          </table:table-cell>
          <table:table-cell table:style-name="ce5" office:value-type="string" calcext:value-type="string">
            <text:p>FM</text:p>
          </table:table-cell>
          <table:table-cell table:style-name="ce5" office:value-type="string" calcext:value-type="string">
            <text:p>Black</text:p>
            <text:p>&amp;</text:p>
            <text:p>Broken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Cherry</text:p>
          </table:table-cell>
          <table:table-cell table:style-name="ce5" office:value-type="string" calcext:value-type="string">
            <text:p>Other Bean</text:p>
          </table:table-cell>
          <table:table-cell table:style-name="ce208" office:value-type="string" calcext:value-type="string">
            <text:p><text:span text:style-name="T4">Abv</text:span></text:p>
            <text:p><text:span text:style-name="T4">Scrn 120</text:span></text:p>
          </table:table-cell>
          <table:table-cell table:style-name="ce208" office:value-type="string" calcext:value-type="string">
            <text:p><text:span text:style-name="T4">Abv</text:span></text:p>
            <text:p><text:span text:style-name="T4">Scrn 19</text:span></text:p>
          </table:table-cell>
          <table:table-cell table:style-name="ce5" office:value-type="string" calcext:value-type="string">
            <text:p>Abv</text:p>
            <text:p>Scrn 18</text:p>
          </table:table-cell>
          <table:table-cell table:style-name="ce5" office:value-type="string" calcext:value-type="string">
            <text:p>Abv</text:p>
            <text:p>Scrn 16</text:p>
          </table:table-cell>
          <table:table-cell table:style-name="ce5" office:value-type="string" calcext:value-type="string">
            <text:p>Abv</text:p>
            <text:p>Scrn 13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number-columns-repeated="1005"/>
        </table:table-row>
        <table:table-row table:style-name="ro7">
          <table:table-cell table:style-name="ce44" office:value-type="string" calcext:value-type="string" table:number-columns-spanned="19" table:number-rows-spanned="1">
            <text:p><text:span text:style-name="T1"><text:a xlink:href="python://for%20each=%22line%20in%20(o.input_ids)%22" xlink:type="simple">for</text:a></text:span></text:p>
          </table:table-cell>
          <table:covered-table-cell table:number-columns-repeated="18" table:style-name="ce231"/>
          <table:table-cell table:number-columns-repeated="1005"/>
        </table:table-row>
        <table:table-row table:style-name="ro8">
          <table:table-cell table:style-name="ce219" office:value-type="string" calcext:value-type="string">
            <text:p><text:span text:style-name="T2"><text:a xlink:href="python://line.date" xlink:type="simple">date</text:a></text:span></text:p>
          </table:table-cell>
          <table:table-cell table:style-name="ce212" office:value-type="string" calcext:value-type="string">
            <text:p><text:a xlink:href="python://line.product_id.default_code" xlink:type="simple">code</text:a></text:p>
          </table:table-cell>
          <table:table-cell table:style-name="ce234" office:value-type="string" calcext:value-type="string">
            <text:p><text:a xlink:href="python://formatLang(line.net_qty,0)" xlink:type="simple">net qty</text:a></text:p>
          </table:table-cell>
          <table:table-cell table:style-name="ce236" office:value-type="string" calcext:value-type="string">
            <text:p><text:span text:style-name="T5"><text:a xlink:href="python://line.mc" xlink:type="simple">mc</text:a></text:span></text:p>
          </table:table-cell>
          <table:table-cell table:style-name="ce212" office:value-type="string" calcext:value-type="string">
            <text:p><text:a xlink:href="python://line.fm" xlink:type="simple">fm</text:a></text:p>
          </table:table-cell>
          <table:table-cell table:style-name="ce212" office:value-type="string" calcext:value-type="string">
            <text:p><text:a xlink:href="python://(line.black+line.broken)" xlink:type="simple">bb</text:a></text:p>
          </table:table-cell>
          <table:table-cell table:style-name="ce236" office:value-type="string" calcext:value-type="string">
            <text:p><text:a xlink:href="python://line.black" xlink:type="simple">black</text:a></text:p>
          </table:table-cell>
          <table:table-cell table:style-name="ce212" office:value-type="string" calcext:value-type="string">
            <text:p><text:a xlink:href="python://line.broken" xlink:type="simple">broken</text:a></text:p>
          </table:table-cell>
          <table:table-cell table:style-name="ce212" office:value-type="string" calcext:value-type="string">
            <text:p><text:a xlink:href="python://line.brown" xlink:type="simple">brown</text:a></text:p>
          </table:table-cell>
          <table:table-cell table:style-name="ce212" office:value-type="string" calcext:value-type="string">
            <text:p><text:a xlink:href="python://line.mold" xlink:type="simple">mold</text:a></text:p>
          </table:table-cell>
          <table:table-cell table:style-name="ce212" office:value-type="string" calcext:value-type="string">
            <text:p><text:a xlink:href="python://line.cherry" xlink:type="simple">cherry</text:a></text:p>
          </table:table-cell>
          <table:table-cell table:style-name="ce212" office:value-type="string" calcext:value-type="string">
            <text:p><text:a xlink:href="python://line.excelsa" xlink:type="simple">excelsa</text:a></text:p>
          </table:table-cell>
          <table:table-cell table:style-name="ce212" office:value-type="string" calcext:value-type="string">
            <text:p><text:a xlink:href="python://line.screen20" xlink:type="simple">screen20</text:a></text:p>
          </table:table-cell>
          <table:table-cell table:style-name="ce212" office:value-type="string" calcext:value-type="string">
            <text:p><text:a xlink:href="python://line.screen19" xlink:type="simple">screen19</text:a></text:p>
          </table:table-cell>
          <table:table-cell table:style-name="ce212" office:value-type="string" calcext:value-type="string">
            <text:p><text:a xlink:href="python://line.screen18" xlink:type="simple">screen18</text:a></text:p>
          </table:table-cell>
          <table:table-cell table:style-name="ce212" office:value-type="string" calcext:value-type="string">
            <text:p><text:a xlink:href="python://line.screen16" xlink:type="simple">screen16</text:a></text:p>
          </table:table-cell>
          <table:table-cell table:style-name="ce212" office:value-type="string" calcext:value-type="string">
            <text:p><text:a xlink:href="python://line.screen13" xlink:type="simple">screen13</text:a></text:p>
          </table:table-cell>
          <table:table-cell table:style-name="ce212" office:value-type="string" calcext:value-type="string">
            <text:p><text:a xlink:href="python://formatLang(line.greatersc12,2)" xlink:type="simple">greatersc12</text:a></text:p>
          </table:table-cell>
          <table:table-cell table:style-name="ce212" office:value-type="string" calcext:value-type="string">
            <text:p><text:a xlink:href="python://formatLang(line.screen12,2)" xlink:type="simple">screen12</text:a></text:p>
          </table:table-cell>
          <table:table-cell table:style-name="ce230" table:number-columns-repeated="3"/>
          <table:table-cell table:number-columns-repeated="1002"/>
        </table:table-row>
        <table:table-row table:style-name="ro7">
          <table:table-cell table:style-name="ce220" office:value-type="string" calcext:value-type="string" table:number-columns-spanned="19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232"/>
          <table:covered-table-cell table:style-name="ce231"/>
          <table:covered-table-cell table:style-name="ce232"/>
          <table:covered-table-cell table:number-columns-repeated="14" table:style-name="ce231"/>
          <table:table-cell table:style-name="ce230" table:number-columns-repeated="3"/>
          <table:table-cell table:number-columns-repeated="1002"/>
        </table:table-row>
        <table:table-row table:style-name="ro4">
          <table:table-cell table:style-name="ce196" table:number-columns-repeated="19"/>
          <table:table-cell table:number-columns-repeated="1005"/>
        </table:table-row>
        <table:table-row table:style-name="ro4">
          <table:table-cell table:style-name="ce221" office:value-type="string" calcext:value-type="string">
            <text:p>Grand Total</text:p>
          </table:table-cell>
          <table:table-cell table:style-name="ce226"/>
          <table:table-cell table:style-name="ce235" office:value-type="string" calcext:value-type="string">
            <text:p><text:a xlink:href="python://formatLang(o.total_in_qty,0)" xlink:type="simple">total</text:a></text:p>
          </table:table-cell>
          <table:table-cell table:style-name="ce237" office:value-type="string" calcext:value-type="string">
            <text:p><text:a xlink:href="python://formatLang(o.in_mc,2)" xlink:type="simple">mc</text:a></text:p>
          </table:table-cell>
          <table:table-cell table:style-name="ce237" office:value-type="string" calcext:value-type="string">
            <text:p><text:a xlink:href="python://formatLang(o.in_fm,2)" xlink:type="simple">fm</text:a></text:p>
          </table:table-cell>
          <table:table-cell table:style-name="ce237" office:value-type="string" calcext:value-type="string">
            <text:p><text:a xlink:href="python://formatLang((o.in_black+o.in_broken),2)" xlink:type="simple">bb</text:a></text:p>
          </table:table-cell>
          <table:table-cell table:style-name="ce237" office:value-type="string" calcext:value-type="string">
            <text:p><text:a xlink:href="python://formatLang(o.in_black,2)" xlink:type="simple">black</text:a></text:p>
          </table:table-cell>
          <table:table-cell table:style-name="ce237" office:value-type="string" calcext:value-type="string">
            <text:p><text:a xlink:href="python://formatLang(o.in_broken,2)" xlink:type="simple">broken</text:a></text:p>
          </table:table-cell>
          <table:table-cell table:style-name="ce237" office:value-type="string" calcext:value-type="string">
            <text:p><text:a xlink:href="python://formatLang(o.in_brown,2)" xlink:type="simple">brown</text:a></text:p>
          </table:table-cell>
          <table:table-cell table:style-name="ce237" office:value-type="string" calcext:value-type="string">
            <text:p><text:a xlink:href="python://formatLang(o.in_mold,2)" xlink:type="simple">mold</text:a></text:p>
          </table:table-cell>
          <table:table-cell table:style-name="ce237" office:value-type="string" calcext:value-type="string">
            <text:p><text:a xlink:href="python://formatLang(o.in_cherry,2)" xlink:type="simple">cherry</text:a></text:p>
          </table:table-cell>
          <table:table-cell table:style-name="ce244" office:value-type="string" calcext:value-type="string">
            <text:p><text:span text:style-name="T4"><text:a xlink:href="python://formatLang(o.in_excelsa,2)" xlink:type="simple">excelsa</text:a></text:span></text:p>
          </table:table-cell>
          <table:table-cell table:style-name="ce244" office:value-type="string" calcext:value-type="string">
            <text:p><text:a xlink:href="python://formatLang(o.in_screen20,2)" xlink:type="simple">screen20</text:a></text:p>
          </table:table-cell>
          <table:table-cell table:style-name="ce244" office:value-type="string" calcext:value-type="string">
            <text:p><text:a xlink:href="python://formatLang(o.in_screen19,2)" xlink:type="simple">screen19</text:a></text:p>
          </table:table-cell>
          <table:table-cell table:style-name="ce244" office:value-type="string" calcext:value-type="string">
            <text:p><text:span text:style-name="T4"><text:a xlink:href="python://formatLang(o.in_screen18,2)" xlink:type="simple">screen18</text:a></text:span></text:p>
          </table:table-cell>
          <table:table-cell table:style-name="ce244" office:value-type="string" calcext:value-type="string">
            <text:p><text:span text:style-name="T4"><text:a xlink:href="python://formatLang(o.in_screen16,2)" xlink:type="simple">screen16</text:a></text:span></text:p>
          </table:table-cell>
          <table:table-cell table:style-name="ce244" office:value-type="string" calcext:value-type="string">
            <text:p><text:span text:style-name="T4"><text:a xlink:href="python://formatLang(o.in_screen13,2)" xlink:type="simple">screen13</text:a></text:span></text:p>
          </table:table-cell>
          <table:table-cell table:style-name="ce244" office:value-type="string" calcext:value-type="string">
            <text:p><text:span text:style-name="T4"><text:a xlink:href="python://formatLang(o.in_greatersc12,2)" xlink:type="simple">greatersc12</text:a></text:span></text:p>
          </table:table-cell>
          <table:table-cell table:style-name="ce244" office:value-type="string" calcext:value-type="string">
            <text:p><text:span text:style-name="T4"><text:a xlink:href="python://formatLang(o.in_screen12,2)" xlink:type="simple">screen12</text:a></text:span></text:p>
          </table:table-cell>
          <table:table-cell table:style-name="ce247"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223" office:value-type="string" calcext:value-type="string" table:number-columns-spanned="2" table:number-rows-spanned="1">
            <text:p>OUTPUT QUALITY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tock Note (GRP)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Packing Type</text:p>
          </table:table-cell>
          <table:table-cell table:style-name="ce238" office:value-type="string" calcext:value-type="string">
            <text:p>Number of Bag</text:p>
          </table:table-cell>
          <table:table-cell table:style-name="ce5" office:value-type="string" calcext:value-type="string">
            <text:p>NW</text:p>
            <text:p>(Mill)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FM</text:p>
          </table:table-cell>
          <table:table-cell table:style-name="ce5" office:value-type="string" calcext:value-type="string">
            <text:p>Black</text:p>
            <text:p>&amp;</text:p>
            <text:p>Broken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208" office:value-type="string" calcext:value-type="string">
            <text:p>MD</text:p>
          </table:table-cell>
          <table:table-cell table:style-name="ce208" office:value-type="string" calcext:value-type="string">
            <text:p>Cherry</text:p>
          </table:table-cell>
          <table:table-cell table:style-name="ce208" office:value-type="string" calcext:value-type="string">
            <text:p>Other Bean</text:p>
          </table:table-cell>
          <table:table-cell table:style-name="ce208" office:value-type="string" calcext:value-type="string">
            <text:p><text:span text:style-name="T4">Abv </text:span></text:p>
            <text:p><text:span text:style-name="T4">Scrn 20</text:span></text:p>
          </table:table-cell>
          <table:table-cell table:style-name="ce208" office:value-type="string" calcext:value-type="string">
            <text:p><text:span text:style-name="T4">Abv </text:span></text:p>
            <text:p><text:span text:style-name="T4">Scrn 19</text:span></text:p>
          </table:table-cell>
          <table:table-cell table:style-name="ce5" office:value-type="string" calcext:value-type="string">
            <text:p>Abv </text:p>
            <text:p>Scrn 18</text:p>
          </table:table-cell>
          <table:table-cell table:style-name="ce5" office:value-type="string" calcext:value-type="string">
            <text:p>Abv</text:p>
            <text:p>Scrn 16</text:p>
          </table:table-cell>
          <table:table-cell table:style-name="ce5" office:value-type="string" calcext:value-type="string">
            <text:p>Abv</text:p>
            <text:p>Scrn 13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style-name="ce5" office:value-type="string" calcext:value-type="string">
            <text:p>Remark</text:p>
          </table:table-cell>
          <table:table-cell table:number-columns-repeated="1001"/>
        </table:table-row>
        <table:table-row table:style-name="ro4">
          <table:table-cell table:style-name="ce44" office:value-type="string" calcext:value-type="string" table:number-columns-spanned="23" table:number-rows-spanned="1">
            <text:p><text:span text:style-name="T1"><text:a xlink:href="python://for%20each=%22prod%20in%20(get_product(o.id))%22" xlink:type="simple">for prod</text:a></text:span></text:p>
          </table:table-cell>
          <table:covered-table-cell table:number-columns-repeated="22" table:style-name="ce231"/>
          <table:table-cell table:number-columns-repeated="1001"/>
        </table:table-row>
        <table:table-row table:style-name="ro7">
          <table:table-cell table:style-name="ce50" office:value-type="string" calcext:value-type="string">
            <text:p><text:a xlink:href="python://prod['default_code']" xlink:type="simple">code</text:a></text:p>
          </table:table-cell>
          <table:table-cell table:style-name="ce231" table:number-columns-repeated="22"/>
          <table:table-cell table:number-columns-repeated="1001"/>
        </table:table-row>
        <table:table-row table:style-name="ro9">
          <table:table-cell table:style-name="ce44" office:value-type="string" calcext:value-type="string" table:number-columns-spanned="23" table:number-rows-spanned="1">
            <text:p><text:span text:style-name="T1"><text:a xlink:href="python://for%20each=%22line%20in%20(o.outputs_ids.filtered(lambda%20r:%20r.product_id.id%20==%20prod['product_id']))%22" xlink:type="simple">for</text:a></text:span></text:p>
          </table:table-cell>
          <table:covered-table-cell table:number-columns-repeated="22" table:style-name="ce231"/>
          <table:table-cell table:number-columns-repeated="1001"/>
        </table:table-row>
        <table:table-row table:style-name="ro9">
          <table:table-cell table:style-name="ce225" office:value-type="string" calcext:value-type="string">
            <text:p><text:span text:style-name="T2"><text:a xlink:href="python://line.date" xlink:type="simple">date</text:a></text:span></text:p>
          </table:table-cell>
          <table:table-cell table:style-name="ce233" office:value-type="string" calcext:value-type="string">
            <text:p><text:span text:style-name="T4"><text:a xlink:href="python://line.picking_id.name" xlink:type="simple">note</text:a></text:span></text:p>
          </table:table-cell>
          <table:table-cell table:style-name="ce233" office:value-type="string" calcext:value-type="string">
            <text:p><text:span text:style-name="T4"><text:a xlink:href="python://line.product_id.default_code" xlink:type="simple">code</text:a></text:span></text:p>
          </table:table-cell>
          <table:table-cell table:style-name="ce233" office:value-type="string" calcext:value-type="string">
            <text:p><text:span text:style-name="T4"><text:a xlink:href="python://line.packing_id.name" xlink:type="simple">pack</text:a></text:span></text:p>
          </table:table-cell>
          <table:table-cell table:style-name="ce239" office:value-type="string" calcext:value-type="string">
            <text:p><text:a xlink:href="python://formatLang(line.bag_no,0)" xlink:type="simple">bag</text:a></text:p>
          </table:table-cell>
          <table:table-cell table:style-name="ce239" office:value-type="string" calcext:value-type="string">
            <text:p><text:a xlink:href="python://formatLang(line.net_qty,0)" xlink:type="simple">net qty</text:a></text:p>
          </table:table-cell>
          <table:table-cell table:style-name="ce242" office:value-type="string" calcext:value-type="string">
            <text:p><text:span text:style-name="T5"><text:a xlink:href="python://line.mc" xlink:type="simple">mc</text:a></text:span></text:p>
          </table:table-cell>
          <table:table-cell table:style-name="ce242" office:value-type="string" calcext:value-type="string">
            <text:p><text:a xlink:href="python://line.fm" xlink:type="simple">fm</text:a></text:p>
          </table:table-cell>
          <table:table-cell table:style-name="ce242" office:value-type="string" calcext:value-type="string">
            <text:p><text:a xlink:href="python://(line.black+line.broken)" xlink:type="simple">bb</text:a></text:p>
          </table:table-cell>
          <table:table-cell table:style-name="ce242" office:value-type="string" calcext:value-type="string">
            <text:p><text:a xlink:href="python://line.black" xlink:type="simple">black</text:a></text:p>
          </table:table-cell>
          <table:table-cell table:style-name="ce242" office:value-type="string" calcext:value-type="string">
            <text:p><text:a xlink:href="python://line.broken" xlink:type="simple">broken</text:a></text:p>
          </table:table-cell>
          <table:table-cell table:style-name="ce242" office:value-type="string" calcext:value-type="string">
            <text:p><text:a xlink:href="python://line.brown" xlink:type="simple">brown</text:a></text:p>
          </table:table-cell>
          <table:table-cell table:style-name="ce233" office:value-type="string" calcext:value-type="string">
            <text:p><text:span text:style-name="T4"><text:a xlink:href="python://line.mold" xlink:type="simple">mold</text:a></text:span></text:p>
          </table:table-cell>
          <table:table-cell table:style-name="ce233" office:value-type="string" calcext:value-type="string">
            <text:p><text:span text:style-name="T4"><text:a xlink:href="python://line.cherry" xlink:type="simple">cherry</text:a></text:span></text:p>
          </table:table-cell>
          <table:table-cell table:style-name="ce233" office:value-type="string" calcext:value-type="string">
            <text:p><text:span text:style-name="T4"><text:a xlink:href="python://line.excelsa" xlink:type="simple">excelsa</text:a></text:span></text:p>
          </table:table-cell>
          <table:table-cell table:style-name="ce242" office:value-type="string" calcext:value-type="string">
            <text:p><text:a xlink:href="python://line.screen20" xlink:type="simple">screen20</text:a></text:p>
          </table:table-cell>
          <table:table-cell table:style-name="ce242" office:value-type="string" calcext:value-type="string">
            <text:p><text:a xlink:href="python://line.screen19" xlink:type="simple">screen19</text:a></text:p>
          </table:table-cell>
          <table:table-cell table:style-name="ce242" office:value-type="string" calcext:value-type="string">
            <text:p><text:a xlink:href="python://line.screen18" xlink:type="simple">screen18</text:a></text:p>
          </table:table-cell>
          <table:table-cell table:style-name="ce242" office:value-type="string" calcext:value-type="string">
            <text:p><text:a xlink:href="python://line.screen16" xlink:type="simple">screen16</text:a></text:p>
          </table:table-cell>
          <table:table-cell table:style-name="ce242" office:value-type="string" calcext:value-type="string">
            <text:p><text:a xlink:href="python://line.screen13" xlink:type="simple">screen13</text:a></text:p>
          </table:table-cell>
          <table:table-cell table:style-name="ce242" office:value-type="string" calcext:value-type="string">
            <text:p><text:a xlink:href="python://line.greatersc12" xlink:type="simple">greatersc12</text:a></text:p>
          </table:table-cell>
          <table:table-cell table:style-name="ce233" office:value-type="string" calcext:value-type="string">
            <text:p><text:span text:style-name="T4"><text:a xlink:href="python://line.screen12" xlink:type="simple">screen12</text:a></text:span></text:p>
          </table:table-cell>
          <table:table-cell table:style-name="ce242"/>
          <table:table-cell table:style-name="ce248" table:number-columns-repeated="1001"/>
        </table:table-row>
        <table:table-row table:style-name="ro9">
          <table:table-cell table:style-name="ce44" office:value-type="string" calcext:value-type="string" table:number-columns-spanned="23" table:number-rows-spanned="1">
            <text:p><text:span text:style-name="T2"><text:a xlink:href="python:///for" xlink:type="simple">end for</text:a></text:span></text:p>
          </table:table-cell>
          <table:covered-table-cell table:number-columns-repeated="22" table:style-name="ce231"/>
          <table:table-cell table:number-columns-repeated="1001"/>
        </table:table-row>
        <table:table-row table:style-name="ro9">
          <table:table-cell table:style-name="ce44"/>
          <table:table-cell table:style-name="ce231" table:number-columns-repeated="22"/>
          <table:table-cell table:number-columns-repeated="1001"/>
        </table:table-row>
        <table:table-row table:style-name="ro9">
          <table:table-cell table:style-name="ce44" office:value-type="string" calcext:value-type="string" table:number-columns-spanned="23" table:number-rows-spanned="1">
            <text:p><text:span text:style-name="T1"><text:a xlink:href="python://for%20each=%22line%20in%20(get_out_qc(o.id,%20prod['product_id']))%22" xlink:type="simple">for</text:a></text:span></text:p>
          </table:table-cell>
          <table:covered-table-cell table:number-columns-repeated="22" table:style-name="ce231"/>
          <table:table-cell table:number-columns-repeated="1001"/>
        </table:table-row>
        <table:table-row table:style-name="ro9">
          <table:table-cell table:style-name="ce226" office:value-type="string" calcext:value-type="string">
            <text:p>Grand Total</text:p>
          </table:table-cell>
          <table:table-cell table:style-name="ce226" table:number-columns-repeated="3"/>
          <table:table-cell table:style-name="ce240" office:value-type="string" calcext:value-type="string">
            <text:p><text:span text:style-name="T4"><text:a xlink:href="python://formatLang(line.bag_no,0)" xlink:type="simple">bag</text:a></text:span></text:p>
          </table:table-cell>
          <table:table-cell table:style-name="ce241" office:value-type="string" calcext:value-type="string">
            <text:p><text:span text:style-name="T4"><text:a xlink:href="python://formatLang(line.total_out_qty,0)" xlink:type="simple">total</text:a></text:span></text:p>
          </table:table-cell>
          <table:table-cell table:style-name="ce237" office:value-type="string" calcext:value-type="string">
            <text:p><text:a xlink:href="python://formatLang(line.mc,2)" xlink:type="simple">mc</text:a></text:p>
          </table:table-cell>
          <table:table-cell table:style-name="ce244" office:value-type="string" calcext:value-type="string">
            <text:p><text:span text:style-name="T4"><text:a xlink:href="python://formatLang(line.fm,2)" xlink:type="simple">fm</text:a></text:span></text:p>
          </table:table-cell>
          <table:table-cell table:style-name="ce245" office:value-type="string" calcext:value-type="string">
            <text:p><text:span text:style-name="T6"><text:a xlink:href="python://formatLang((line.black+line.broken),2)" xlink:type="simple">bb</text:a></text:span></text:p>
          </table:table-cell>
          <table:table-cell table:style-name="ce244" office:value-type="string" calcext:value-type="string">
            <text:p><text:span text:style-name="T4"><text:a xlink:href="python://formatLang(line.black,2)" xlink:type="simple">black</text:a></text:span></text:p>
          </table:table-cell>
          <table:table-cell table:style-name="ce244" office:value-type="string" calcext:value-type="string">
            <text:p><text:span text:style-name="T4"><text:a xlink:href="python://formatLang(line.broken,2)" xlink:type="simple">broken</text:a></text:span></text:p>
          </table:table-cell>
          <table:table-cell table:style-name="ce244" office:value-type="string" calcext:value-type="string">
            <text:p><text:span text:style-name="T4"><text:a xlink:href="python://formatLang(line.brown,2)" xlink:type="simple">brown</text:a></text:span></text:p>
          </table:table-cell>
          <table:table-cell table:style-name="ce244" office:value-type="string" calcext:value-type="string">
            <text:p><text:span text:style-name="T4"><text:a xlink:href="python://formatLang(line.mold,2)" xlink:type="simple">mold</text:a></text:span></text:p>
          </table:table-cell>
          <table:table-cell table:style-name="ce244" office:value-type="string" calcext:value-type="string">
            <text:p><text:span text:style-name="T4"><text:a xlink:href="python://formatLang(line.cherry,2)" xlink:type="simple">cherry</text:a></text:span></text:p>
          </table:table-cell>
          <table:table-cell table:style-name="ce244" office:value-type="string" calcext:value-type="string">
            <text:p><text:span text:style-name="T4"><text:a xlink:href="python://formatLang(line.excelsa,2)" xlink:type="simple">excelsa</text:a></text:span></text:p>
          </table:table-cell>
          <table:table-cell table:style-name="ce244" office:value-type="string" calcext:value-type="string">
            <text:p><text:a xlink:href="python://formatLang(line.screen20,2)" xlink:type="simple">screen20</text:a></text:p>
          </table:table-cell>
          <table:table-cell table:style-name="ce244" office:value-type="string" calcext:value-type="string">
            <text:p><text:a xlink:href="python://formatLang(line.screen19,2)" xlink:type="simple">screen19</text:a></text:p>
          </table:table-cell>
          <table:table-cell table:style-name="ce244" office:value-type="string" calcext:value-type="string">
            <text:p><text:span text:style-name="T4"><text:a xlink:href="python://formatLang(line.screen18,2)" xlink:type="simple">screen18</text:a></text:span></text:p>
          </table:table-cell>
          <table:table-cell table:style-name="ce244" office:value-type="string" calcext:value-type="string">
            <text:p><text:span text:style-name="T4"><text:a xlink:href="python://formatLang(line.screen16,2)" xlink:type="simple">screen16</text:a></text:span></text:p>
          </table:table-cell>
          <table:table-cell table:style-name="ce244" office:value-type="string" calcext:value-type="string">
            <text:p><text:span text:style-name="T4"><text:a xlink:href="python://formatLang(line.screen13,2)" xlink:type="simple">screen13</text:a></text:span></text:p>
          </table:table-cell>
          <table:table-cell table:style-name="ce244" office:value-type="string" calcext:value-type="string">
            <text:p><text:span text:style-name="T4"><text:a xlink:href="python://formatLang(line.greatersc12,2)" xlink:type="simple">greatersc12</text:a></text:span></text:p>
          </table:table-cell>
          <table:table-cell table:style-name="ce244" office:value-type="string" calcext:value-type="string">
            <text:p><text:span text:style-name="T4"><text:a xlink:href="python://formatLang(line.screen12,2)" xlink:type="simple">screen12</text:a></text:span></text:p>
          </table:table-cell>
          <table:table-cell table:style-name="ce237"/>
          <table:table-cell table:number-columns-repeated="1001"/>
        </table:table-row>
        <table:table-row table:style-name="ro9">
          <table:table-cell table:style-name="ce227" office:value-type="string" calcext:value-type="string" table:number-columns-spanned="23" table:number-rows-spanned="1">
            <text:p><text:span text:style-name="T2"><text:a xlink:href="python:///for" xlink:type="simple">end for</text:a></text:span></text:p>
          </table:table-cell>
          <table:covered-table-cell table:number-columns-repeated="22" table:style-name="ce50"/>
          <table:table-cell table:number-columns-repeated="1001"/>
        </table:table-row>
        <table:table-row table:style-name="ro7">
          <table:table-cell table:style-name="ce228" office:value-type="string" calcext:value-type="string" table:number-columns-spanned="23" table:number-rows-spanned="1">
            <text:p><text:span text:style-name="T2"><text:a xlink:href="python:///for" xlink:type="simple">end for</text:a></text:span>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style-name="ce243" office:value-type="string" calcext:value-type="string" table:number-columns-spanned="2" table:number-rows-spanned="1">
            <text:p>TOTAL</text:p>
          </table:table-cell>
          <table:covered-table-cell table:style-name="ce231"/>
          <table:table-cell table:style-name="ce246" office:value-type="string" calcext:value-type="string">
            <text:p><text:span text:style-name="T3"><text:a xlink:href="python://formatLang(o.total_out_qty,0)" xlink:type="simple">total</text:a></text:span></text:p>
          </table:table-cell>
          <table:table-cell table:number-columns-repeated="1015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tch Comparison" table:style-name="ta3">
        <table:table-column table:style-name="co1" table:default-cell-style-name="ce75"/>
        <table:table-column table:style-name="co7" table:number-columns-repeated="4" table:default-cell-style-name="ce75"/>
        <table:table-column table:style-name="co17" table:default-cell-style-name="ce75"/>
        <table:table-column table:style-name="co8" table:number-columns-repeated="1018" table:default-cell-style-name="ce75"/>
        <table:table-row table:style-name="ro4">
          <table:table-cell table:number-columns-repeated="1024"/>
        </table:table-row>
        <table:table-row table:style-name="ro10">
          <table:table-cell table:style-name="ce250" office:value-type="string" calcext:value-type="string" table:number-columns-spanned="6" table:number-rows-spanned="1">
            <text:p>COMPARISON, BATCH NO: <text:a xlink:href="python://o.production_id.name" xlink:type="simple">batch</text:a>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251"/>
          <table:table-cell table:style-name="ce78" office:value-type="string" calcext:value-type="string" table:number-columns-spanned="3" table:number-rows-spanned="1">
            <text:p>Allocation – Quantity</text:p>
          </table:table-cell>
          <table:covered-table-cell table:number-columns-repeated="2" table:style-name="ce303"/>
          <table:table-cell table:number-columns-repeated="1019"/>
        </table:table-row>
        <table:table-row table:style-name="ro5">
          <table:table-cell/>
          <table:table-cell table:style-name="ce251"/>
          <table:table-cell table:style-name="ce274" office:value-type="string" calcext:value-type="string">
            <text:p>Grade</text:p>
          </table:table-cell>
          <table:table-cell table:style-name="ce274" office:value-type="string" calcext:value-type="string">
            <text:p>Qty’ (Kgs)</text:p>
          </table:table-cell>
          <table:table-cell table:style-name="ce274" office:value-type="string" calcext:value-type="string">
            <text:p>Qty’ (%)</text:p>
          </table:table-cell>
          <table:table-cell table:number-columns-repeated="1019"/>
        </table:table-row>
        <table:table-row table:style-name="ro4">
          <table:table-cell/>
          <table:table-cell table:style-name="ce251"/>
          <table:table-cell table:style-name="ce275" office:value-type="string" calcext:value-type="string" table:number-columns-spanned="3" table:number-rows-spanned="1">
            <text:p><text:span text:style-name="T1"><text:a xlink:href="python://for%20each=%22prod%20in%20(get_total_in_qty(o.id))%22" xlink:type="simple">for prod</text:a></text:span></text:p>
          </table:table-cell>
          <table:covered-table-cell table:number-columns-repeated="2" table:style-name="ce303"/>
          <table:table-cell table:number-columns-repeated="1019"/>
        </table:table-row>
        <table:table-row table:style-name="ro4">
          <table:table-cell/>
          <table:table-cell table:style-name="ce251"/>
          <table:table-cell table:style-name="ce276" office:value-type="string" calcext:value-type="string">
            <text:p><text:span text:style-name="T3"><text:a xlink:href="python://prod['default_code']" xlink:type="simple">code</text:a></text:span></text:p>
          </table:table-cell>
          <table:table-cell table:style-name="ce304" office:value-type="string" calcext:value-type="string">
            <text:p><text:span text:style-name="T3"><text:a xlink:href="python://formatLang(prod['real_qty'],0)" xlink:type="simple">qty</text:a></text:span></text:p>
          </table:table-cell>
          <table:table-cell table:style-name="ce305"/>
          <table:table-cell table:number-columns-repeated="1019"/>
        </table:table-row>
        <table:table-row table:style-name="ro4">
          <table:table-cell/>
          <table:table-cell table:style-name="ce251"/>
          <table:table-cell table:style-name="ce275" office:value-type="string" calcext:value-type="string" table:number-columns-spanned="3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303"/>
          <table:table-cell table:number-columns-repeated="1019"/>
        </table:table-row>
        <table:table-row table:style-name="ro4">
          <table:table-cell/>
          <table:table-cell table:style-name="ce251"/>
          <table:table-cell table:style-name="ce274"/>
          <table:table-cell table:style-name="ce305" table:number-columns-repeated="2"/>
          <table:table-cell table:number-columns-repeated="1019"/>
        </table:table-row>
        <table:table-row table:style-name="ro4">
          <table:table-cell/>
          <table:table-cell table:style-name="ce251"/>
          <table:table-cell table:style-name="ce277" office:value-type="string" calcext:value-type="string">
            <text:p>Total</text:p>
          </table:table-cell>
          <table:table-cell table:style-name="ce306" office:value-type="string" calcext:value-type="string">
            <text:p><text:a xlink:href="python://formatLang(o.total_real_qty,0)" xlink:type="simple">total</text:a></text:p>
          </table:table-cell>
          <table:table-cell table:style-name="ce320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51"/>
          <table:table-cell table:style-name="ce78" office:value-type="string" calcext:value-type="string" table:number-columns-spanned="5" table:number-rows-spanned="1">
            <text:p>Quality Comparison Btw Instore Vs. Issue to Process</text:p>
          </table:table-cell>
          <table:covered-table-cell table:number-columns-repeated="3" table:style-name="ce278"/>
          <table:covered-table-cell table:style-name="ce336"/>
          <table:table-cell table:number-columns-repeated="1018"/>
        </table:table-row>
        <table:table-row table:style-name="ro5">
          <table:table-cell table:style-name="ce251"/>
          <table:table-cell table:style-name="ce253" office:value-type="string" calcext:value-type="string">
            <text:p>Detail</text:p>
          </table:table-cell>
          <table:table-cell table:style-name="ce279" office:value-type="string" calcext:value-type="string">
            <text:p>In-store in %</text:p>
          </table:table-cell>
          <table:table-cell table:style-name="ce279" office:value-type="string" calcext:value-type="string">
            <text:p>Issue to Mill %</text:p>
          </table:table-cell>
          <table:table-cell table:style-name="ce279" office:value-type="string" calcext:value-type="string">
            <text:p>Variance</text:p>
          </table:table-cell>
          <table:table-cell table:style-name="ce337" office:value-type="string" calcext:value-type="string">
            <text:p>Comment</text:p>
          </table:table-cell>
          <table:table-cell table:number-columns-repeated="1018"/>
        </table:table-row>
        <table:table-row table:style-name="ro4">
          <table:table-cell table:style-name="ce251"/>
          <table:table-cell table:style-name="ce254"/>
          <table:table-cell table:style-name="ce280" table:number-columns-repeated="3"/>
          <table:table-cell table:style-name="ce338"/>
          <table:table-cell table:number-columns-repeated="1018"/>
        </table:table-row>
        <table:table-row table:style-name="ro4">
          <table:table-cell table:style-name="ce251"/>
          <table:table-cell table:style-name="ce255" office:value-type="string" calcext:value-type="string">
            <text:p>MC</text:p>
          </table:table-cell>
          <table:table-cell table:style-name="ce281" office:value-type="string" calcext:value-type="string">
            <text:p><text:span text:style-name="T3"><text:a xlink:href="python://formatLang(o.ins_mc,2)" xlink:type="simple">mc</text:a></text:span></text:p>
          </table:table-cell>
          <table:table-cell table:style-name="ce286" office:value-type="string" calcext:value-type="string">
            <text:p><text:span text:style-name="T3"><text:a xlink:href="python://formatLang(o.in_mc,2)" xlink:type="simple">mc</text:a></text:span></text:p>
          </table:table-cell>
          <table:table-cell table:style-name="ce321" office:value-type="string" calcext:value-type="string">
            <text:p><text:span text:style-name="T3"><text:a xlink:href="python://formatLang((o.ins_mc%20-%20o.in_mc),2)" xlink:type="simple">mc</text:a></text:span></text:p>
          </table:table-cell>
          <table:table-cell table:style-name="ce339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FM</text:p>
          </table:table-cell>
          <table:table-cell table:style-name="ce282" office:value-type="string" calcext:value-type="string">
            <text:p><text:span text:style-name="T3"><text:a xlink:href="python://formatLang(o.ins_fm,2)" xlink:type="simple">fm</text:a></text:span></text:p>
          </table:table-cell>
          <table:table-cell table:style-name="ce287" office:value-type="string" calcext:value-type="string">
            <text:p><text:span text:style-name="T3"><text:a xlink:href="python://formatLang(o.in_fm,2)" xlink:type="simple">fm</text:a></text:span></text:p>
          </table:table-cell>
          <table:table-cell table:style-name="ce322" office:value-type="string" calcext:value-type="string">
            <text:p><text:span text:style-name="T3"><text:a xlink:href="python://formatLang((o.ins_fm%20-%20o.in_fm),2)" xlink:type="simple">fm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lack</text:p>
          </table:table-cell>
          <table:table-cell table:style-name="ce282" office:value-type="string" calcext:value-type="string">
            <text:p><text:span text:style-name="T3"><text:a xlink:href="python://formatLang((o.ins_black),2)" xlink:type="simple">black</text:a></text:span></text:p>
          </table:table-cell>
          <table:table-cell table:style-name="ce287" office:value-type="string" calcext:value-type="string">
            <text:p><text:span text:style-name="T3"><text:a xlink:href="python://formatLang((o.in_black),2)" xlink:type="simple">black</text:a></text:span></text:p>
          </table:table-cell>
          <table:table-cell table:style-name="ce322" office:value-type="string" calcext:value-type="string">
            <text:p><text:span text:style-name="T3"><text:a xlink:href="python://formatLang((o.ins_black)%20-%20(o.in_black),2)" xlink:type="simple">black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roken</text:p>
          </table:table-cell>
          <table:table-cell table:style-name="ce282" office:value-type="string" calcext:value-type="string">
            <text:p><text:span text:style-name="T3"><text:a xlink:href="python://formatLang((o.ins_broken),2)" xlink:type="simple">Broken</text:a></text:span></text:p>
          </table:table-cell>
          <table:table-cell table:style-name="ce287" office:value-type="string" calcext:value-type="string">
            <text:p><text:span text:style-name="T3"><text:a xlink:href="python://formatLang((o.in_broken),2)" xlink:type="simple">Broken</text:a></text:span></text:p>
          </table:table-cell>
          <table:table-cell table:style-name="ce321" office:value-type="string" calcext:value-type="string">
            <text:p><text:span text:style-name="T3"><text:a xlink:href="python://formatLang((o.ins_broken%20-%20o.in_broken),2)" xlink:type="simple">broken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B</text:p>
          </table:table-cell>
          <table:table-cell table:style-name="ce282" office:value-type="string" calcext:value-type="string">
            <text:p><text:span text:style-name="T3"><text:a xlink:href="python://formatLang((o.ins_black+o.ins_broken),2)" xlink:type="simple">bb</text:a></text:span></text:p>
          </table:table-cell>
          <table:table-cell table:style-name="ce287" office:value-type="string" calcext:value-type="string">
            <text:p><text:span text:style-name="T3"><text:a xlink:href="python://formatLang((o.in_black+o.in_broken),2)" xlink:type="simple">bb</text:a></text:span></text:p>
          </table:table-cell>
          <table:table-cell table:style-name="ce322" office:value-type="string" calcext:value-type="string">
            <text:p><text:span text:style-name="T3"><text:a xlink:href="python://formatLang((o.ins_black+o.ins_broken)%20-%20(o.in_black+o.in_broken),2)" xlink:type="simple">bb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rown</text:p>
          </table:table-cell>
          <table:table-cell table:style-name="ce282" office:value-type="string" calcext:value-type="string">
            <text:p><text:span text:style-name="T3"><text:a xlink:href="python://formatLang((o.ins_brown),2)" xlink:type="simple">brown</text:a></text:span></text:p>
          </table:table-cell>
          <table:table-cell table:style-name="ce287" office:value-type="string" calcext:value-type="string">
            <text:p><text:span text:style-name="T3"><text:a xlink:href="python://formatLang((o.in_brown),2)" xlink:type="simple">brown</text:a></text:span></text:p>
          </table:table-cell>
          <table:table-cell table:style-name="ce321" office:value-type="string" calcext:value-type="string">
            <text:p><text:span text:style-name="T3"><text:a xlink:href="python://formatLang((o.ins_brown%20-%20o.in_brown),2)" xlink:type="simple">brown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20</text:p>
          </table:table-cell>
          <table:table-cell table:style-name="ce282" office:value-type="string" calcext:value-type="string">
            <text:p><text:span text:style-name="T3"><text:a xlink:href="python://formatLang((o.ins_screen20),2)" xlink:type="simple">sc20</text:a></text:span></text:p>
          </table:table-cell>
          <table:table-cell table:style-name="ce287" office:value-type="string" calcext:value-type="string">
            <text:p><text:span text:style-name="T3"><text:a xlink:href="python://formatLang((o.in_screen20),2)" xlink:type="simple">sc20</text:a></text:span></text:p>
          </table:table-cell>
          <table:table-cell table:style-name="ce322" office:value-type="string" calcext:value-type="string">
            <text:p><text:span text:style-name="T3"><text:a xlink:href="python://formatLang((o.ins_screen20%20-%20o.in_screen20),2)" xlink:type="simple">sc20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9</text:p>
          </table:table-cell>
          <table:table-cell table:style-name="ce282" office:value-type="string" calcext:value-type="string">
            <text:p><text:span text:style-name="T3"><text:a xlink:href="python://formatLang((o.ins_screen19),2)" xlink:type="simple">sc19</text:a></text:span></text:p>
          </table:table-cell>
          <table:table-cell table:style-name="ce287" office:value-type="string" calcext:value-type="string">
            <text:p><text:span text:style-name="T3"><text:a xlink:href="python://formatLang((o.in_screen19),2)" xlink:type="simple">sc19</text:a></text:span></text:p>
          </table:table-cell>
          <table:table-cell table:style-name="ce322" office:value-type="string" calcext:value-type="string">
            <text:p><text:span text:style-name="T3"><text:a xlink:href="python://formatLang((o.ins_screen19%20-%20o.in_screen19),2)" xlink:type="simple">sc19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8</text:p>
          </table:table-cell>
          <table:table-cell table:style-name="ce282" office:value-type="string" calcext:value-type="string">
            <text:p><text:span text:style-name="T3"><text:a xlink:href="python://formatLang((o.ins_screen18),2)" xlink:type="simple">sc18</text:a></text:span></text:p>
          </table:table-cell>
          <table:table-cell table:style-name="ce287" office:value-type="string" calcext:value-type="string">
            <text:p><text:span text:style-name="T3"><text:a xlink:href="python://formatLang((o.in_screen18),2)" xlink:type="simple">sc18</text:a></text:span></text:p>
          </table:table-cell>
          <table:table-cell table:style-name="ce322" office:value-type="string" calcext:value-type="string">
            <text:p><text:span text:style-name="T3"><text:a xlink:href="python://formatLang((o.ins_screen18%20-%20o.in_screen18),2)" xlink:type="simple">sc18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6</text:p>
          </table:table-cell>
          <table:table-cell table:style-name="ce282" office:value-type="string" calcext:value-type="string">
            <text:p><text:span text:style-name="T3"><text:a xlink:href="python://formatLang((o.ins_screen16),2)" xlink:type="simple">sc16</text:a></text:span></text:p>
          </table:table-cell>
          <table:table-cell table:style-name="ce287" office:value-type="string" calcext:value-type="string">
            <text:p><text:span text:style-name="T3"><text:a xlink:href="python://formatLang((o.in_screen16),2)" xlink:type="simple">sc16</text:a></text:span></text:p>
          </table:table-cell>
          <table:table-cell table:style-name="ce322" office:value-type="string" calcext:value-type="string">
            <text:p><text:span text:style-name="T3"><text:a xlink:href="python://formatLang((o.ins_screen16%20-%20o.in_screen16),2)" xlink:type="simple">sc16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3</text:p>
          </table:table-cell>
          <table:table-cell table:style-name="ce282" office:value-type="string" calcext:value-type="string">
            <text:p><text:span text:style-name="T3"><text:a xlink:href="python://formatLang((o.ins_screen13),2)" xlink:type="simple">sc13</text:a></text:span></text:p>
          </table:table-cell>
          <table:table-cell table:style-name="ce287" office:value-type="string" calcext:value-type="string">
            <text:p><text:span text:style-name="T3"><text:a xlink:href="python://formatLang((o.in_screen13),2)" xlink:type="simple">sc13</text:a></text:span></text:p>
          </table:table-cell>
          <table:table-cell table:style-name="ce322" office:value-type="string" calcext:value-type="string">
            <text:p><text:span text:style-name="T3"><text:a xlink:href="python://formatLang((o.ins_screen13%20-%20o.in_screen13),2)" xlink:type="simple">sc13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2</text:p>
          </table:table-cell>
          <table:table-cell table:style-name="ce282" office:value-type="string" calcext:value-type="string">
            <text:p><text:span text:style-name="T3"><text:a xlink:href="python://formatLang((o.ins_greatersc12),2)" xlink:type="simple">sc12</text:a></text:span></text:p>
          </table:table-cell>
          <table:table-cell table:style-name="ce287" office:value-type="string" calcext:value-type="string">
            <text:p><text:span text:style-name="T3"><text:a xlink:href="python://formatLang((o.in_greatersc12),2)" xlink:type="simple">sc12</text:a></text:span></text:p>
          </table:table-cell>
          <table:table-cell table:style-name="ce322" office:value-type="string" calcext:value-type="string">
            <text:p><text:span text:style-name="T3"><text:a xlink:href="python://formatLang((o.ins_greatersc12%20-%20o.in_greatersc12),2)" xlink:type="simple">sc12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7" office:value-type="string" calcext:value-type="string">
            <text:p>BL SC 12</text:p>
          </table:table-cell>
          <table:table-cell table:style-name="ce283" office:value-type="string" calcext:value-type="string">
            <text:p><text:span text:style-name="T3"><text:a xlink:href="python://formatLang((o.ins_screen12),2)" xlink:type="simple">sc12</text:a></text:span></text:p>
          </table:table-cell>
          <table:table-cell table:style-name="ce288" office:value-type="string" calcext:value-type="string">
            <text:p><text:span text:style-name="T3"><text:a xlink:href="python://formatLang((o.in_screen12),2)" xlink:type="simple">sc12</text:a></text:span></text:p>
          </table:table-cell>
          <table:table-cell table:style-name="ce323" office:value-type="string" calcext:value-type="string">
            <text:p><text:span text:style-name="T3"><text:a xlink:href="python://formatLang((o.ins_screen12%20-%20o.in_screen12),2)" xlink:type="simple">sc12</text:a></text:span></text:p>
          </table:table-cell>
          <table:table-cell table:style-name="ce341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1"/>
          <table:table-cell table:style-name="ce78" office:value-type="string" calcext:value-type="string" table:number-columns-spanned="5" table:number-rows-spanned="1">
            <text:p>Quality Comparison Btw Issue to Process Vs. Process Outturn</text:p>
          </table:table-cell>
          <table:covered-table-cell table:number-columns-repeated="3" table:style-name="ce284"/>
          <table:covered-table-cell table:style-name="ce419"/>
          <table:table-cell table:number-columns-repeated="1018"/>
        </table:table-row>
        <table:table-row table:style-name="ro5">
          <table:table-cell table:style-name="ce251"/>
          <table:table-cell table:style-name="ce253" office:value-type="string" calcext:value-type="string">
            <text:p>Detail</text:p>
          </table:table-cell>
          <table:table-cell table:style-name="ce285" office:value-type="string" calcext:value-type="string">
            <text:p>Issue to Mill %</text:p>
          </table:table-cell>
          <table:table-cell table:style-name="ce279" office:value-type="string" calcext:value-type="string">
            <text:p>Outturn from Mill %</text:p>
          </table:table-cell>
          <table:table-cell table:style-name="ce279" office:value-type="string" calcext:value-type="string">
            <text:p>Variance</text:p>
          </table:table-cell>
          <table:table-cell table:style-name="ce337" office:value-type="string" calcext:value-type="string">
            <text:p>Comment</text:p>
          </table:table-cell>
          <table:table-cell table:number-columns-repeated="1018"/>
        </table:table-row>
        <table:table-row table:style-name="ro4">
          <table:table-cell table:style-name="ce251"/>
          <table:table-cell table:style-name="ce254"/>
          <table:table-cell table:style-name="ce280" table:number-columns-repeated="3"/>
          <table:table-cell table:style-name="ce338"/>
          <table:table-cell table:number-columns-repeated="1018"/>
        </table:table-row>
        <table:table-row table:style-name="ro4">
          <table:table-cell table:style-name="ce251"/>
          <table:table-cell table:style-name="ce255" office:value-type="string" calcext:value-type="string">
            <text:p>MC</text:p>
          </table:table-cell>
          <table:table-cell table:style-name="ce286" office:value-type="string" calcext:value-type="string">
            <text:p><text:span text:style-name="T3"><text:a xlink:href="python://formatLang(o.in_mc,2)" xlink:type="simple">mc</text:a></text:span></text:p>
          </table:table-cell>
          <table:table-cell table:style-name="ce281" office:value-type="string" calcext:value-type="string">
            <text:p><text:span text:style-name="T3"><text:a xlink:href="python://formatLang(o.out_mc,2)" xlink:type="simple">mc</text:a></text:span></text:p>
          </table:table-cell>
          <table:table-cell table:style-name="ce321" office:value-type="string" calcext:value-type="string">
            <text:p><text:span text:style-name="T3"><text:a xlink:href="python://formatLang((o.in_mc%20-%20o.out_mc),2)" xlink:type="simple">mc</text:a></text:span></text:p>
          </table:table-cell>
          <table:table-cell table:style-name="ce339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FM</text:p>
          </table:table-cell>
          <table:table-cell table:style-name="ce287" office:value-type="string" calcext:value-type="string">
            <text:p><text:span text:style-name="T3"><text:a xlink:href="python://formatLang(o.in_fm,2)" xlink:type="simple">fm</text:a></text:span></text:p>
          </table:table-cell>
          <table:table-cell table:style-name="ce282" office:value-type="string" calcext:value-type="string">
            <text:p><text:span text:style-name="T3"><text:a xlink:href="python://formatLang(o.out_fm,2)" xlink:type="simple">fm</text:a></text:span></text:p>
          </table:table-cell>
          <table:table-cell table:style-name="ce322" office:value-type="string" calcext:value-type="string">
            <text:p><text:span text:style-name="T3"><text:a xlink:href="python://formatLang((o.in_fm%20-%20o.out_fm),2)" xlink:type="simple">fm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lack</text:p>
          </table:table-cell>
          <table:table-cell table:style-name="ce282" office:value-type="string" calcext:value-type="string">
            <text:p><text:span text:style-name="T3"><text:a xlink:href="python://formatLang((o.in_black),2)" xlink:type="simple">black</text:a></text:span></text:p>
          </table:table-cell>
          <table:table-cell table:style-name="ce287" office:value-type="string" calcext:value-type="string">
            <text:p><text:span text:style-name="T3"><text:a xlink:href="python://formatLang((o.out_black),2)" xlink:type="simple">black</text:a></text:span></text:p>
          </table:table-cell>
          <table:table-cell table:style-name="ce322" office:value-type="string" calcext:value-type="string">
            <text:p><text:span text:style-name="T3"><text:a xlink:href="python://formatLang((o.in_black)%20-%20(o.out_black),2)" xlink:type="simple">black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roken</text:p>
          </table:table-cell>
          <table:table-cell table:style-name="ce282" office:value-type="string" calcext:value-type="string">
            <text:p><text:span text:style-name="T3"><text:a xlink:href="python://formatLang((o.in_broken),2)" xlink:type="simple">Broken</text:a></text:span></text:p>
          </table:table-cell>
          <table:table-cell table:style-name="ce287" office:value-type="string" calcext:value-type="string">
            <text:p><text:span text:style-name="T3"><text:a xlink:href="python://formatLang((o.out_broken),2)" xlink:type="simple">Broken</text:a></text:span></text:p>
          </table:table-cell>
          <table:table-cell table:style-name="ce321" office:value-type="string" calcext:value-type="string">
            <text:p><text:span text:style-name="T3"><text:a xlink:href="python://formatLang((o.in_broken%20-%20o.out_broken),2)" xlink:type="simple">broken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B</text:p>
          </table:table-cell>
          <table:table-cell table:style-name="ce282" office:value-type="string" calcext:value-type="string">
            <text:p><text:span text:style-name="T3"><text:a xlink:href="python://formatLang((o.in_black+o.in_broken),2)" xlink:type="simple">bb</text:a></text:span></text:p>
          </table:table-cell>
          <table:table-cell table:style-name="ce287" office:value-type="string" calcext:value-type="string">
            <text:p><text:span text:style-name="T3"><text:a xlink:href="python://formatLang((o.out_black+o.out_broken),2)" xlink:type="simple">bb</text:a></text:span></text:p>
          </table:table-cell>
          <table:table-cell table:style-name="ce322" office:value-type="string" calcext:value-type="string">
            <text:p><text:span text:style-name="T3"><text:a xlink:href="python://formatLang((o.in_black+o.in_broken)%20-%20(o.out_black+o.out_broken),2)" xlink:type="simple">bb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Brown</text:p>
          </table:table-cell>
          <table:table-cell table:style-name="ce282" office:value-type="string" calcext:value-type="string">
            <text:p><text:span text:style-name="T3"><text:a xlink:href="python://formatLang((o.in_brown),2)" xlink:type="simple">brown</text:a></text:span></text:p>
          </table:table-cell>
          <table:table-cell table:style-name="ce287" office:value-type="string" calcext:value-type="string">
            <text:p><text:span text:style-name="T3"><text:a xlink:href="python://formatLang((o.out_brown),2)" xlink:type="simple">brown</text:a></text:span></text:p>
          </table:table-cell>
          <table:table-cell table:style-name="ce321" office:value-type="string" calcext:value-type="string">
            <text:p><text:span text:style-name="T3"><text:a xlink:href="python://formatLang((o.in_brown%20-%20o.out_brown),2)" xlink:type="simple">brown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20</text:p>
          </table:table-cell>
          <table:table-cell table:style-name="ce287" office:value-type="string" calcext:value-type="string">
            <text:p><text:span text:style-name="T3"><text:a xlink:href="python://formatLang((o.in_screen20),2)" xlink:type="simple">sc20</text:a></text:span></text:p>
          </table:table-cell>
          <table:table-cell table:style-name="ce282" office:value-type="string" calcext:value-type="string">
            <text:p><text:span text:style-name="T3"><text:a xlink:href="python://formatLang((o.out_screen20),2)" xlink:type="simple">sc20</text:a></text:span></text:p>
          </table:table-cell>
          <table:table-cell table:style-name="ce322" office:value-type="string" calcext:value-type="string">
            <text:p><text:span text:style-name="T3"><text:a xlink:href="python://formatLang((o.in_screen20%20-%20o.out_screen20),2)" xlink:type="simple">sc20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9</text:p>
          </table:table-cell>
          <table:table-cell table:style-name="ce287" office:value-type="string" calcext:value-type="string">
            <text:p><text:span text:style-name="T3"><text:a xlink:href="python://formatLang((o.in_screen19),2)" xlink:type="simple">sc19</text:a></text:span></text:p>
          </table:table-cell>
          <table:table-cell table:style-name="ce282" office:value-type="string" calcext:value-type="string">
            <text:p><text:span text:style-name="T3"><text:a xlink:href="python://formatLang((o.out_screen19),2)" xlink:type="simple">sc19</text:a></text:span></text:p>
          </table:table-cell>
          <table:table-cell table:style-name="ce322" office:value-type="string" calcext:value-type="string">
            <text:p><text:span text:style-name="T3"><text:a xlink:href="python://formatLang((o.in_screen19%20-%20o.out_screen19),2)" xlink:type="simple">sc19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8</text:p>
          </table:table-cell>
          <table:table-cell table:style-name="ce287" office:value-type="string" calcext:value-type="string">
            <text:p><text:span text:style-name="T3"><text:a xlink:href="python://formatLang((o.in_screen18),2)" xlink:type="simple">sc18</text:a></text:span></text:p>
          </table:table-cell>
          <table:table-cell table:style-name="ce282" office:value-type="string" calcext:value-type="string">
            <text:p><text:span text:style-name="T3"><text:a xlink:href="python://formatLang((o.out_screen18),2)" xlink:type="simple">sc18</text:a></text:span></text:p>
          </table:table-cell>
          <table:table-cell table:style-name="ce322" office:value-type="string" calcext:value-type="string">
            <text:p><text:span text:style-name="T3"><text:a xlink:href="python://formatLang((o.in_screen18%20-%20o.out_screen18),2)" xlink:type="simple">sc18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6</text:p>
          </table:table-cell>
          <table:table-cell table:style-name="ce287" office:value-type="string" calcext:value-type="string">
            <text:p><text:span text:style-name="T3"><text:a xlink:href="python://formatLang((o.in_screen16),2)" xlink:type="simple">sc16</text:a></text:span></text:p>
          </table:table-cell>
          <table:table-cell table:style-name="ce282" office:value-type="string" calcext:value-type="string">
            <text:p><text:span text:style-name="T3"><text:a xlink:href="python://formatLang((o.out_screen16),2)" xlink:type="simple">sc16</text:a></text:span></text:p>
          </table:table-cell>
          <table:table-cell table:style-name="ce322" office:value-type="string" calcext:value-type="string">
            <text:p><text:span text:style-name="T3"><text:a xlink:href="python://formatLang((o.in_screen16%20-%20o.out_screen16),2)" xlink:type="simple">sc16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3</text:p>
          </table:table-cell>
          <table:table-cell table:style-name="ce287" office:value-type="string" calcext:value-type="string">
            <text:p><text:span text:style-name="T3"><text:a xlink:href="python://formatLang((o.in_screen13),2)" xlink:type="simple">sc13</text:a></text:span></text:p>
          </table:table-cell>
          <table:table-cell table:style-name="ce282" office:value-type="string" calcext:value-type="string">
            <text:p><text:span text:style-name="T3"><text:a xlink:href="python://formatLang((o.out_screen13),2)" xlink:type="simple">sc13</text:a></text:span></text:p>
          </table:table-cell>
          <table:table-cell table:style-name="ce322" office:value-type="string" calcext:value-type="string">
            <text:p><text:span text:style-name="T3"><text:a xlink:href="python://formatLang((o.in_screen13%20-%20o.out_screen13),2)" xlink:type="simple">sc13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6" office:value-type="string" calcext:value-type="string">
            <text:p>SC 12</text:p>
          </table:table-cell>
          <table:table-cell table:style-name="ce287" office:value-type="string" calcext:value-type="string">
            <text:p><text:span text:style-name="T3"><text:a xlink:href="python://formatLang((o.in_greatersc12),2)" xlink:type="simple">sc12</text:a></text:span></text:p>
          </table:table-cell>
          <table:table-cell table:style-name="ce282" office:value-type="string" calcext:value-type="string">
            <text:p><text:span text:style-name="T3"><text:a xlink:href="python://formatLang((o.out_greatersc12),2)" xlink:type="simple">sc12</text:a></text:span></text:p>
          </table:table-cell>
          <table:table-cell table:style-name="ce322" office:value-type="string" calcext:value-type="string">
            <text:p><text:span text:style-name="T3"><text:a xlink:href="python://formatLang((o.in_greatersc12%20-%20o.out_greatersc12),2)" xlink:type="simple">sc12</text:a></text:span></text:p>
          </table:table-cell>
          <table:table-cell table:style-name="ce340"/>
          <table:table-cell table:number-columns-repeated="1018"/>
        </table:table-row>
        <table:table-row table:style-name="ro4">
          <table:table-cell table:style-name="ce251"/>
          <table:table-cell table:style-name="ce257" office:value-type="string" calcext:value-type="string">
            <text:p>BL SC 12</text:p>
          </table:table-cell>
          <table:table-cell table:style-name="ce288" office:value-type="string" calcext:value-type="string">
            <text:p><text:span text:style-name="T3"><text:a xlink:href="python://formatLang((o.in_screen12),2)" xlink:type="simple">sc12</text:a></text:span></text:p>
          </table:table-cell>
          <table:table-cell table:style-name="ce283" office:value-type="string" calcext:value-type="string">
            <text:p><text:span text:style-name="T3"><text:a xlink:href="python://formatLang((o.out_screen12),2)" xlink:type="simple">sc12</text:a></text:span></text:p>
          </table:table-cell>
          <table:table-cell table:style-name="ce323" office:value-type="string" calcext:value-type="string">
            <text:p><text:span text:style-name="T3"><text:a xlink:href="python://formatLang((o.in_screen12%20-%20o.out_screen12),2)" xlink:type="simple">sc12</text:a></text:span></text:p>
          </table:table-cell>
          <table:table-cell table:style-name="ce341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58" office:value-type="string" calcext:value-type="string" table:number-columns-spanned="4" table:number-rows-spanned="1">
            <text:p>OUTTURN BREAK UP</text:p>
          </table:table-cell>
          <table:covered-table-cell table:number-columns-repeated="3" table:style-name="ce289"/>
          <table:table-cell table:style-name="ce420" office:value-type="string" calcext:value-type="string" table:number-columns-spanned="1" table:number-rows-spanned="2">
            <text:p>Comment</text:p>
          </table:table-cell>
          <table:table-cell table:number-columns-repeated="1018"/>
        </table:table-row>
        <table:table-row table:style-name="ro5">
          <table:table-cell/>
          <table:table-cell table:style-name="ce259" office:value-type="string" calcext:value-type="string">
            <text:p>Main Grades</text:p>
          </table:table-cell>
          <table:table-cell table:style-name="ce290" office:value-type="string" calcext:value-type="string">
            <text:p>Net Weight in Kg</text:p>
          </table:table-cell>
          <table:table-cell table:style-name="ce307" office:value-type="string" calcext:value-type="string">
            <text:p>Total in Kg</text:p>
          </table:table-cell>
          <table:table-cell table:style-name="ce324" office:value-type="string" calcext:value-type="string">
            <text:p>Net %</text:p>
          </table:table-cell>
          <table:covered-table-cell table:style-name="ce421"/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1"><text:a xlink:href="python://for%20each=%22main%20in%20(get_main_grade(o.id,%20o.total_real_qty))%22" xlink:type="simple">for main</text:a></text:span></text:p>
          </table:table-cell>
          <table:covered-table-cell table:number-columns-repeated="3" table:style-name="ce117"/>
          <table:table-cell table:style-name="ce520"/>
          <table:table-cell table:number-columns-repeated="1018"/>
        </table:table-row>
        <table:table-row table:style-name="ro5">
          <table:table-cell/>
          <table:table-cell table:style-name="ce261" office:value-type="string" calcext:value-type="string">
            <text:p><text:a xlink:href="python://main['name']" xlink:type="simple">name</text:a></text:p>
          </table:table-cell>
          <table:table-cell table:style-name="ce292" office:value-type="string" calcext:value-type="string">
            <text:p><text:span text:style-name="T3"><text:a xlink:href="python://formatLang(main['qty'],0)" xlink:type="simple">qty</text:a></text:span></text:p>
          </table:table-cell>
          <table:table-cell table:style-name="ce117"/>
          <table:table-cell table:style-name="ce292" office:value-type="string" calcext:value-type="string">
            <text:p><text:span text:style-name="T3"><text:a xlink:href="python://formatLang(main['per_qty'],2)" xlink:type="simple">per qty</text:a></text:span><text:span text:style-name="T3"> %</text:span>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number-columns-repeated="3" table:style-name="ce293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2"/>
          <table:table-cell table:style-name="ce294"/>
          <table:table-cell table:style-name="ce308" office:value-type="string" calcext:value-type="string">
            <text:p><text:a xlink:href="python://formatLang(get_sum_main_grade(o.id,%20o.total_real_qty)[0]['qty'],0)" xlink:type="simple">qty</text:a></text:p>
          </table:table-cell>
          <table:table-cell table:style-name="ce325" office:value-type="string" calcext:value-type="string">
            <text:p><text:a xlink:href="python://formatLang(get_sum_main_grade(o.id,%20o.total_real_qty)[0]['per_qty'],2)" xlink:type="simple">per qty</text:a> %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3"/>
          <table:table-cell table:style-name="ce295"/>
          <table:table-cell table:style-name="ce309"/>
          <table:table-cell table:style-name="ce326"/>
          <table:table-cell table:style-name="ce521"/>
          <table:table-cell table:number-columns-repeated="1018"/>
        </table:table-row>
        <table:table-row table:style-name="ro5">
          <table:table-cell/>
          <table:table-cell table:style-name="ce264" office:value-type="string" calcext:value-type="string">
            <text:p>Under Grades</text:p>
          </table:table-cell>
          <table:table-cell table:style-name="ce296"/>
          <table:table-cell table:style-name="ce310"/>
          <table:table-cell table:style-name="ce327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1"><text:a xlink:href="python://for%20each=%22under%20in%20(get_under_grade(o.id,%20o.total_real_qty))%22" xlink:type="simple">for under</text:a></text:span></text:p>
          </table:table-cell>
          <table:covered-table-cell table:number-columns-repeated="3" table:style-name="ce117"/>
          <table:table-cell table:style-name="ce521"/>
          <table:table-cell table:number-columns-repeated="1018"/>
        </table:table-row>
        <table:table-row table:style-name="ro5">
          <table:table-cell/>
          <table:table-cell table:style-name="ce265" office:value-type="string" calcext:value-type="string">
            <text:p><text:span text:style-name="T4"><text:a xlink:href="python://under['name']" xlink:type="simple">name</text:a></text:span></text:p>
          </table:table-cell>
          <table:table-cell table:style-name="ce292" office:value-type="string" calcext:value-type="string">
            <text:p><text:span text:style-name="T3"><text:a xlink:href="python://formatLang(under['qty'],0)" xlink:type="simple">qty</text:a></text:span></text:p>
          </table:table-cell>
          <table:table-cell table:style-name="ce117"/>
          <table:table-cell table:style-name="ce292" office:value-type="string" calcext:value-type="string">
            <text:p><text:span text:style-name="T3"><text:a xlink:href="python://formatLang(under['per_qty'],2)" xlink:type="simple">per qty</text:a></text:span><text:span text:style-name="T3"> %</text:span>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6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number-columns-repeated="3" table:style-name="ce117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7"/>
          <table:table-cell table:style-name="ce297"/>
          <table:table-cell table:style-name="ce311" office:value-type="string" calcext:value-type="string">
            <text:p><text:span text:style-name="T4"><text:a xlink:href="python://formatLang(get_sum_under_grade(o.id,%20o.total_real_qty)[0]['qty'],0)" xlink:type="simple">qty</text:a></text:span></text:p>
          </table:table-cell>
          <table:table-cell table:style-name="ce325" office:value-type="string" calcext:value-type="string">
            <text:p><text:a xlink:href="python://formatLang(get_sum_under_grade(o.id,%20o.total_real_qty)[0]['per_qty'],2)" xlink:type="simple">per qty</text:a> %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8"/>
          <table:table-cell table:style-name="ce298"/>
          <table:table-cell table:style-name="ce312"/>
          <table:table-cell table:style-name="ce328"/>
          <table:table-cell table:style-name="ce521"/>
          <table:table-cell table:number-columns-repeated="1018"/>
        </table:table-row>
        <table:table-row table:style-name="ro5">
          <table:table-cell/>
          <table:table-cell table:style-name="ce269" office:value-type="string" calcext:value-type="string">
            <text:p>Zero Value Defects</text:p>
          </table:table-cell>
          <table:table-cell table:style-name="ce296"/>
          <table:table-cell table:style-name="ce310"/>
          <table:table-cell table:style-name="ce327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 table:number-columns-spanned="4" table:number-rows-spanned="1">
            <text:p><text:span text:style-name="T1"><text:a xlink:href="python://for%20each=%22zero%20in%20(get_zero_grade(o.id,%20o.total_real_qty))%22" xlink:type="simple">for zero</text:a></text:span></text:p>
          </table:table-cell>
          <table:covered-table-cell table:number-columns-repeated="3" table:style-name="ce117"/>
          <table:table-cell table:style-name="ce521"/>
          <table:table-cell table:number-columns-repeated="1018"/>
        </table:table-row>
        <table:table-row table:style-name="ro5">
          <table:table-cell/>
          <table:table-cell table:style-name="ce265" office:value-type="string" calcext:value-type="string">
            <text:p><text:span text:style-name="T4"><text:a xlink:href="python://zero['name']" xlink:type="simple">name</text:a></text:span></text:p>
          </table:table-cell>
          <table:table-cell table:style-name="ce292" office:value-type="string" calcext:value-type="string">
            <text:p><text:span text:style-name="T3"><text:a xlink:href="python://formatLang(zero['qty'],0)" xlink:type="simple">qty</text:a></text:span></text:p>
          </table:table-cell>
          <table:table-cell table:style-name="ce117"/>
          <table:table-cell table:style-name="ce292" office:value-type="string" calcext:value-type="string">
            <text:p><text:span text:style-name="T3"><text:a xlink:href="python://formatLang(zero['per_qty'],2)" xlink:type="simple">per qty</text:a></text:span><text:span text:style-name="T3"> %</text:span>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6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number-columns-repeated="3" table:style-name="ce117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7"/>
          <table:table-cell table:style-name="ce297"/>
          <table:table-cell table:style-name="ce311" office:value-type="string" calcext:value-type="string">
            <text:p><text:span text:style-name="T4"><text:a xlink:href="python://formatLang(get_sum_zero_grade(o.id,%20o.total_real_qty)[0]['qty'],0)" xlink:type="simple">qty</text:a></text:span></text:p>
          </table:table-cell>
          <table:table-cell table:style-name="ce325" office:value-type="string" calcext:value-type="string">
            <text:p><text:a xlink:href="python://formatLang(get_sum_zero_grade(o.id,%20o.total_real_qty)[0]['per_qty'],2)" xlink:type="simple">per qty</text:a> %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8"/>
          <table:table-cell table:style-name="ce298"/>
          <table:table-cell table:style-name="ce312"/>
          <table:table-cell table:style-name="ce328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70" office:value-type="string" calcext:value-type="string">
            <text:p>Process loss</text:p>
          </table:table-cell>
          <table:table-cell table:style-name="ce299" office:value-type="string" calcext:value-type="string">
            <text:p><text:span text:style-name="T3"><text:a xlink:href="python://formatLang((1-o.total_out_qty/o.total_real_qty)*o.total_real_qty,0)" xlink:type="simple">loss</text:a></text:span></text:p>
          </table:table-cell>
          <table:table-cell table:style-name="ce313"/>
          <table:table-cell table:style-name="ce329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71"/>
          <table:table-cell table:style-name="ce300"/>
          <table:table-cell table:style-name="ce314" office:value-type="string" calcext:value-type="string">
            <text:p><text:span text:style-name="T3"><text:a xlink:href="python://formatLang((1-o.total_out_qty/o.total_real_qty)*o.total_real_qty,0)" xlink:type="simple">loss</text:a></text:span></text:p>
          </table:table-cell>
          <table:table-cell table:style-name="ce330" office:value-type="string" calcext:value-type="string">
            <text:p><text:span text:style-name="T3"><text:a xlink:href="python://formatLang((1-o.total_out_qty/o.total_real_qty)*100,2)" xlink:type="simple">loss</text:a></text:span><text:span text:style-name="T3"> %</text:span>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68"/>
          <table:table-cell table:style-name="ce298"/>
          <table:table-cell table:style-name="ce315"/>
          <table:table-cell table:style-name="ce331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70" office:value-type="string" calcext:value-type="string">
            <text:p>Input – Quantity</text:p>
          </table:table-cell>
          <table:table-cell table:style-name="ce301"/>
          <table:table-cell table:style-name="ce316" office:value-type="string" calcext:value-type="string">
            <text:p><text:a xlink:href="python://formatLang(o.total_real_qty,0)" xlink:type="simple">qty</text:a></text:p>
          </table:table-cell>
          <table:table-cell table:style-name="ce332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72"/>
          <table:table-cell table:style-name="ce298"/>
          <table:table-cell table:style-name="ce317"/>
          <table:table-cell table:style-name="ce333"/>
          <table:table-cell table:style-name="ce521"/>
          <table:table-cell table:number-columns-repeated="1018"/>
        </table:table-row>
        <table:table-row table:style-name="ro4">
          <table:table-cell/>
          <table:table-cell table:style-name="ce270" office:value-type="string" calcext:value-type="string">
            <text:p>Storage loss</text:p>
          </table:table-cell>
          <table:table-cell table:style-name="ce301"/>
          <table:table-cell table:style-name="ce318" office:value-type="string" calcext:value-type="string">
            <text:p><text:span text:style-name="T3"><text:a xlink:href="python://formatLang(get_loss_total(o.production_id),0)" xlink:type="simple">total</text:a></text:span></text:p>
          </table:table-cell>
          <table:table-cell table:style-name="ce334" office:value-type="string" calcext:value-type="string">
            <text:p><text:a xlink:href="python://formatLang(get_loss_total(o.production_id)/(o.total_real_qty%20+%20get_loss_total(o.production_id))*100,2)" xlink:type="simple">%</text:a> %</text:p>
          </table:table-cell>
          <table:table-cell table:style-name="ce521"/>
          <table:table-cell table:number-columns-repeated="1018"/>
        </table:table-row>
        <table:table-row table:style-name="ro4">
          <table:table-cell/>
          <table:table-cell table:style-name="ce273"/>
          <table:table-cell table:style-name="ce302"/>
          <table:table-cell table:style-name="ce319"/>
          <table:table-cell table:style-name="ce335"/>
          <table:table-cell table:style-name="ce522"/>
          <table:table-cell table:number-columns-repeated="1018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ality Instore" table:style-name="ta4">
        <table:table-column table:style-name="co8" table:number-columns-repeated="3" table:default-cell-style-name="ce5"/>
        <table:table-column table:style-name="co8" table:default-cell-style-name="ce231"/>
        <table:table-column table:style-name="co8" table:default-cell-style-name="ce5"/>
        <table:table-column table:style-name="co8" table:number-columns-repeated="17" table:default-cell-style-name="ce231"/>
        <table:table-row table:style-name="ro11">
          <table:table-cell office:value-type="string" calcext:value-type="string">
            <text:p>Batch</text:p>
          </table:table-cell>
          <table:table-cell office:value-type="string" calcext:value-type="string">
            <text:p>Stack No.</text:p>
          </table:table-cell>
          <table:table-cell office:value-type="string" calcext:value-type="string">
            <text:p>Net Qty</text:p>
          </table:table-cell>
          <table:table-cell table:style-name="ce5" office:value-type="string" calcext:value-type="string">
            <text:p>MC</text:p>
          </table:table-cell>
          <table:table-cell office:value-type="string" calcext:value-type="string">
            <text:p>FM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Mold </text:p>
          </table:table-cell>
          <table:table-cell table:style-name="ce5" office:value-type="string" calcext:value-type="string">
            <text:p>Cherry</text:p>
          </table:table-cell>
          <table:table-cell table:style-name="ce5" office:value-type="string" calcext:value-type="string">
            <text:p>Excelsa</text:p>
          </table:table-cell>
          <table:table-cell table:style-name="ce208" office:value-type="string" calcext:value-type="string">
            <text:p><text:span text:style-name="T4">Abv</text:span></text:p>
            <text:p><text:span text:style-name="T4">Scrn 20</text:span></text:p>
          </table:table-cell>
          <table:table-cell table:style-name="ce208" office:value-type="string" calcext:value-type="string">
            <text:p><text:span text:style-name="T4">Abv</text:span></text:p>
            <text:p><text:span text:style-name="T4">Scrn 19</text:span></text:p>
          </table:table-cell>
          <table:table-cell table:style-name="ce5" office:value-type="string" calcext:value-type="string">
            <text:p>Abv</text:p>
            <text:p>Scrn 18</text:p>
          </table:table-cell>
          <table:table-cell table:style-name="ce5" office:value-type="string" calcext:value-type="string">
            <text:p>Abv</text:p>
            <text:p>Scrn 16</text:p>
          </table:table-cell>
          <table:table-cell table:style-name="ce5" office:value-type="string" calcext:value-type="string">
            <text:p>Abv</text:p>
            <text:p>Scrn 13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style-name="ce5" office:value-type="string" calcext:value-type="string">
            <text:p>Burn</text:p>
          </table:table-cell>
          <table:table-cell table:style-name="ce5" office:value-type="string" calcext:value-type="string">
            <text:p>Eaten</text:p>
          </table:table-cell>
          <table:table-cell table:style-name="ce5" office:value-type="string" calcext:value-type="string">
            <text:p>Immature</text:p>
          </table:table-cell>
          <table:table-cell table:style-name="ce5" office:value-type="string" calcext:value-type="string">
            <text:p>Product.</text:p>
          </table:table-cell>
        </table:table-row>
        <table:table-row table:style-name="ro4">
          <table:table-cell table:style-name="ce218" office:value-type="string" calcext:value-type="string" table:number-columns-spanned="22" table:number-rows-spanned="1">
            <text:p><text:span text:style-name="T1"><text:a xlink:href="python://for%20each=%22line%20in%20(o.instore_ids)%22" xlink:type="simple">for</text:a></text:span></text:p>
          </table:table-cell>
          <table:covered-table-cell table:number-columns-repeated="2" table:style-name="ce231"/>
          <table:covered-table-cell/>
          <table:covered-table-cell table:style-name="ce231"/>
          <table:covered-table-cell table:number-columns-repeated="17"/>
        </table:table-row>
        <table:table-row table:style-name="ro4">
          <table:table-cell table:style-name="ce219" office:value-type="string" calcext:value-type="string">
            <text:p><text:span text:style-name="T2"><text:a xlink:href="python://line.production_id.name" xlink:type="simple">production_name</text:a></text:span></text:p>
          </table:table-cell>
          <table:table-cell table:style-name="ce212" office:value-type="string" calcext:value-type="string">
            <text:p><text:a xlink:href="python://line.stack_id.name" xlink:type="simple">stack_name</text:a></text:p>
          </table:table-cell>
          <table:table-cell table:style-name="ce524" office:value-type="string" calcext:value-type="string">
            <text:p><text:a xlink:href="python://formatLang(get_qty_faq(line.product_id,line.net_qty),0)" xlink:type="simple">net qty</text:a></text:p>
          </table:table-cell>
          <table:table-cell table:style-name="ce236" office:value-type="string" calcext:value-type="string">
            <text:p><text:span text:style-name="T5"><text:a xlink:href="python://line.mc" xlink:type="simple">mc</text:a></text:span></text:p>
          </table:table-cell>
          <table:table-cell table:style-name="ce212" office:value-type="string" calcext:value-type="string">
            <text:p><text:a xlink:href="python://line.fm" xlink:type="simple">fm</text:a></text:p>
          </table:table-cell>
          <table:table-cell table:style-name="ce236" office:value-type="string" calcext:value-type="string">
            <text:p><text:a xlink:href="python://line.black" xlink:type="simple">black</text:a></text:p>
          </table:table-cell>
          <table:table-cell table:style-name="ce212" office:value-type="string" calcext:value-type="string">
            <text:p><text:a xlink:href="python://line.broken" xlink:type="simple">broken</text:a></text:p>
          </table:table-cell>
          <table:table-cell table:style-name="ce212" office:value-type="string" calcext:value-type="string">
            <text:p><text:a xlink:href="python://line.brown" xlink:type="simple">brown</text:a></text:p>
          </table:table-cell>
          <table:table-cell table:style-name="ce212" office:value-type="string" calcext:value-type="string">
            <text:p><text:a xlink:href="python://line.mold" xlink:type="simple">mold</text:a></text:p>
          </table:table-cell>
          <table:table-cell table:style-name="ce212" office:value-type="string" calcext:value-type="string">
            <text:p><text:a xlink:href="python://line.cherry" xlink:type="simple">cherry</text:a></text:p>
          </table:table-cell>
          <table:table-cell table:style-name="ce212" office:value-type="string" calcext:value-type="string">
            <text:p><text:a xlink:href="python://line.excelsa" xlink:type="simple">excelsa</text:a></text:p>
          </table:table-cell>
          <table:table-cell table:style-name="ce212" office:value-type="string" calcext:value-type="string">
            <text:p><text:a xlink:href="python://line.screen20" xlink:type="simple">screen20</text:a></text:p>
          </table:table-cell>
          <table:table-cell table:style-name="ce212" office:value-type="string" calcext:value-type="string">
            <text:p><text:a xlink:href="python://line.screen19" xlink:type="simple">screen19</text:a></text:p>
          </table:table-cell>
          <table:table-cell table:style-name="ce212" office:value-type="string" calcext:value-type="string">
            <text:p><text:a xlink:href="python://line.screen18" xlink:type="simple">screen18</text:a></text:p>
          </table:table-cell>
          <table:table-cell table:style-name="ce212" office:value-type="string" calcext:value-type="string">
            <text:p><text:a xlink:href="python://line.screen16" xlink:type="simple">screen16</text:a></text:p>
          </table:table-cell>
          <table:table-cell table:style-name="ce212" office:value-type="string" calcext:value-type="string">
            <text:p><text:a xlink:href="python://line.screen13" xlink:type="simple">screen13</text:a></text:p>
          </table:table-cell>
          <table:table-cell table:style-name="ce212" office:value-type="string" calcext:value-type="string">
            <text:p><text:a xlink:href="python://line.greatersc12" xlink:type="simple">greatersc12</text:a></text:p>
          </table:table-cell>
          <table:table-cell table:style-name="ce212" office:value-type="string" calcext:value-type="string">
            <text:p><text:a xlink:href="python://line.screen12" xlink:type="simple">screen12</text:a></text:p>
          </table:table-cell>
          <table:table-cell table:style-name="ce212" office:value-type="string" calcext:value-type="string">
            <text:p><text:a xlink:href="python://line.burn" xlink:type="simple">burn</text:a></text:p>
          </table:table-cell>
          <table:table-cell table:style-name="ce212" office:value-type="string" calcext:value-type="string">
            <text:p><text:a xlink:href="python://line.eaten" xlink:type="simple">eaten</text:a></text:p>
          </table:table-cell>
          <table:table-cell table:style-name="ce212" office:value-type="string" calcext:value-type="string">
            <text:p><text:a xlink:href="python://line.immature" xlink:type="simple">immature</text:a></text:p>
          </table:table-cell>
          <table:table-cell table:style-name="ce212" office:value-type="string" calcext:value-type="string">
            <text:p><text:a xlink:href="python://line.product_id.name" xlink:type="simple">product_name</text:a></text:p>
          </table:table-cell>
        </table:table-row>
        <table:table-row table:style-name="ro4">
          <table:table-cell table:style-name="ce220" office:value-type="string" calcext:value-type="string" table:number-columns-spanned="22" table:number-rows-spanned="1">
            <text:p><text:span text:style-name="T2"><text:a xlink:href="python:///for" xlink:type="simple">end for</text:a></text:span></text:p>
          </table:table-cell>
          <table:covered-table-cell table:number-columns-repeated="2" table:style-name="ce232"/>
          <table:covered-table-cell/>
          <table:covered-table-cell table:style-name="ce232"/>
          <table:covered-table-cell table:number-columns-repeated="17"/>
        </table:table-row>
        <table:table-row table:style-name="ro4">
          <table:table-cell table:style-name="ce523" table:number-columns-repeated="2"/>
          <table:table-cell table:style-name="ce525"/>
          <table:table-cell table:style-name="ce525" office:value-type="string" calcext:value-type="string">
            <text:p><text:span text:style-name="T5"><text:a xlink:href="python://formatLang(o.ins_mc%20,2)" xlink:type="simple">mc</text:a></text:span></text:p>
          </table:table-cell>
          <table:table-cell table:style-name="ce525" office:value-type="string" calcext:value-type="string">
            <text:p><text:span text:style-name="T5"><text:a xlink:href="python://formatLang(o.ins_fm,2)" xlink:type="simple">fm</text:a></text:span></text:p>
          </table:table-cell>
          <table:table-cell table:style-name="ce525" office:value-type="string" calcext:value-type="string">
            <text:p><text:span text:style-name="T5"><text:a xlink:href="python://formatLang(o.ins_black,2)" xlink:type="simple">black</text:a></text:span></text:p>
          </table:table-cell>
          <table:table-cell table:style-name="ce525" office:value-type="string" calcext:value-type="string">
            <text:p><text:span text:style-name="T5"><text:a xlink:href="python://formatLang(o.ins_broken,2)" xlink:type="simple">broken</text:a></text:span></text:p>
          </table:table-cell>
          <table:table-cell table:style-name="ce525" office:value-type="string" calcext:value-type="string">
            <text:p><text:span text:style-name="T5"><text:a xlink:href="python://formatLang(o.ins_brown,2)" xlink:type="simple">brown</text:a></text:span></text:p>
          </table:table-cell>
          <table:table-cell table:style-name="ce525" office:value-type="string" calcext:value-type="string">
            <text:p><text:span text:style-name="T5"><text:a xlink:href="python://formatLang(o.ins_mold,2)" xlink:type="simple">mold</text:a></text:span></text:p>
          </table:table-cell>
          <table:table-cell table:style-name="ce525" office:value-type="string" calcext:value-type="string">
            <text:p><text:span text:style-name="T5"><text:a xlink:href="python://formatLang(o.ins_cherry,2)" xlink:type="simple">cherry</text:a></text:span></text:p>
          </table:table-cell>
          <table:table-cell table:style-name="ce525" office:value-type="string" calcext:value-type="string">
            <text:p><text:span text:style-name="T5"><text:a xlink:href="python://formatLang(o.ins_excelsa,2)" xlink:type="simple">excelsa</text:a></text:span></text:p>
          </table:table-cell>
          <table:table-cell table:style-name="ce525" office:value-type="string" calcext:value-type="string">
            <text:p><text:span text:style-name="T5"><text:a xlink:href="python://formatLang(o.ins_screen20,2)" xlink:type="simple">screen20</text:a></text:span></text:p>
          </table:table-cell>
          <table:table-cell table:style-name="ce525" office:value-type="string" calcext:value-type="string">
            <text:p><text:span text:style-name="T5"><text:a xlink:href="python://formatLang(o.ins_screen19,2)" xlink:type="simple">screen19</text:a></text:span></text:p>
          </table:table-cell>
          <table:table-cell table:style-name="ce525" office:value-type="string" calcext:value-type="string">
            <text:p><text:span text:style-name="T5"><text:a xlink:href="python://formatLang(o.ins_screen18,2)" xlink:type="simple">screen18</text:a></text:span></text:p>
          </table:table-cell>
          <table:table-cell table:style-name="ce525" office:value-type="string" calcext:value-type="string">
            <text:p><text:span text:style-name="T5"><text:a xlink:href="python://formatLang(o.ins_screen16,2)" xlink:type="simple">screen16</text:a></text:span></text:p>
          </table:table-cell>
          <table:table-cell table:style-name="ce525" office:value-type="string" calcext:value-type="string">
            <text:p><text:span text:style-name="T5"><text:a xlink:href="python://formatLang(o.ins_screen13,2)" xlink:type="simple">screen13</text:a></text:span></text:p>
          </table:table-cell>
          <table:table-cell table:style-name="ce525" office:value-type="string" calcext:value-type="string">
            <text:p><text:span text:style-name="T5"><text:a xlink:href="python://formatLang(o.ins_greatersc12,2)" xlink:type="simple">greatersc12</text:a></text:span></text:p>
          </table:table-cell>
          <table:table-cell table:style-name="ce525" office:value-type="string" calcext:value-type="string">
            <text:p><text:span text:style-name="T5"><text:a xlink:href="python://formatLang(o.ins_screen12,2)" xlink:type="simple">screen12</text:a></text:span></text:p>
          </table:table-cell>
          <table:table-cell table:style-name="ce525" office:value-type="string" calcext:value-type="string">
            <text:p><text:span text:style-name="T5"><text:a xlink:href="python://formatLang(o.ins_burn,2)" xlink:type="simple">burn</text:a></text:span></text:p>
          </table:table-cell>
          <table:table-cell table:style-name="ce525" office:value-type="string" calcext:value-type="string">
            <text:p><text:span text:style-name="T5"><text:a xlink:href="python://formatLang(o.ins_eaten,2)" xlink:type="simple">eaten</text:a></text:span></text:p>
          </table:table-cell>
          <table:table-cell table:style-name="ce525" office:value-type="string" calcext:value-type="string">
            <text:p><text:span text:style-name="T5"><text:a xlink:href="python://formatLang(o.ins_immature,2)" xlink:type="simple">immature</text:a></text:span></text:p>
          </table:table-cell>
          <table:table-cell table:style-name="ce5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  <number:text> ₫</number:text>
    </number:number-style>
    <number:number-style style:name="N153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₫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₫</number:text>
    </number:number-style>
    <number:number-style style:name="N156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₫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61P2" style:volatile="true">
      <loext:fill-character> </loext:fill-character>
      <number:text>- ₫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5P2" style:volatile="true">
      <loext:fill-character> </loext:fill-character>
      <number:text>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">
      <style:text-properties fo:color="#ff0000"/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currency-style style:name="N182">
      <number:currency-symbol>VND</number:currency-symbol>
      <number:text> </number:text>
      <number:number number:decimal-places="2" loext:min-decimal-places="2" number:min-integer-digits="1" number:grouping="true"/>
    </number:currency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text>VND </number:text>
      <number:number number:decimal-places="0" loext:min-decimal-places="0" number:min-integer-digits="1" number:grouping="true"/>
    </number:number-style>
    <number:number-style style:name="N19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percentage-style style:name="N196">
      <number:number number:decimal-places="3" loext:min-decimal-places="3" number:min-integer-digits="1"/>
      <number:text>%</number:text>
    </number:percentage-style>
    <number:currency-style style:name="N199P0" style:volatile="true">
      <number:currency-symbol number:language="en" number:country="US">$</number:currency-symbol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199P1" style:volatile="true">
      <number:currency-symbol number:language="en" number:country="US">$</number:currency-symbol>
      <loext:fill-character> </loext:fill-character>
      <number:text>(</number:text>
      <number:number number:decimal-places="1" loext:min-decimal-places="1" number:min-integer-digits="1" number:grouping="true"/>
      <number:text>)</number:text>
    </number:currency-style>
    <number:currency-style style:name="N19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2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5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08P1" style:volatile="true"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2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2P1" style:volatile="true">
      <loext:text> $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5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5" loext:min-decimal-places="5" number:min-integer-digits="1"/>
    </number:number-style>
    <number:number-style style:name="N217">
      <number:number number:decimal-places="4" loext:min-decimal-places="4" number:min-integer-digits="1"/>
    </number:number-style>
    <number:number-style style:name="N218">
      <number:number number:decimal-places="3" loext:min-decimal-places="3" number:min-integer-digits="1"/>
    </number:number-style>
    <number:percentage-style style:name="N219">
      <number:number number:decimal-places="4" loext:min-decimal-places="4" number:min-integer-digits="1"/>
      <number:text>%</number:text>
    </number:percentage-style>
    <number:date-style style:name="N221P0" style:volatile="true">
      <number:month/>
      <number:text>/</number:text>
      <number:day/>
      <number:text>/</number:text>
      <number:year number:style="long"/>
    </number:date-style>
    <number:text-style style:name="N221">
      <number:text-content/>
      <style:map style:condition="value()&lt;=1.79769313486232E+308" style:apply-style-name="N221P0"/>
    </number:text-style>
    <number:number-style style:name="N222">
      <number:number number:decimal-places="1" loext:min-decimal-places="1" number:min-integer-digits="1" number:grouping="true"/>
    </number:number-style>
    <number:percentage-style style:name="N223">
      <number:number number:decimal-places="15" loext:min-decimal-places="15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2E+308" style:apply-style-name="N10140P0"/>
    </number:text-style>
    <number:date-style style:name="N1014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2" number:language="en" number:country="US">
      <number:text-content/>
      <style:map style:condition="value()&lt;=1.79769313486232E+308" style:apply-style-name="N10142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Comma_20_14" style:display-name="Comma 14" style:family="table-cell" style:parent-style-name="Default" style:data-style-name="N129">
      <style:table-cell-properties fo:padding="2.01pt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0:02:21.53861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7:48:57.578427283</meta:creation-date>
    <dc:date>2021-06-10T10:04:27.881890103</dc:date>
    <meta:editing-duration>P1DT3H4M9S</meta:editing-duration>
    <meta:editing-cycles>462</meta:editing-cycles>
    <meta:generator>LibreOffice/6.0.7.3$Linux_X86_64 LibreOffice_project/00m0$Build-3</meta:generator>
    <meta:document-statistic meta:table-count="4" meta:cell-count="433" meta:object-count="0"/>
  </office:meta>
</office:document-meta>
</file>